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d7" draw:textarea-horizontal-align="justify" draw:textarea-vertical-align="middle" draw:auto-grow-height="false" fo:min-height="3.25cm" fo:min-width="3cm"/>
    </style:style>
    <style:style style:name="gr2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45cm" fo:min-width="1.1cm"/>
    </style:style>
    <style:style style:name="gr3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55cm" fo:min-width="1.8cm"/>
    </style:style>
    <style:style style:name="gr4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35cm" fo:min-width="1.2cm"/>
    </style:style>
    <style:style style:name="gr5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35cm" fo:min-width="1.1cm"/>
    </style:style>
    <style:style style:name="gr6" style:family="graphic" style:parent-style-name="standard">
      <style:graphic-properties svg:stroke-color="#000000" draw:fill="solid" draw:fill-color="#dde8cb" draw:textarea-horizontal-align="justify" draw:textarea-vertical-align="middle" draw:auto-grow-height="false" fo:min-height="0.35cm" fo:min-width="0.8cm"/>
    </style:style>
    <style:style style:name="gr7" style:family="graphic" style:parent-style-name="standard">
      <style:graphic-properties draw:stroke="none" svg:stroke-width="0.1cm" svg:stroke-color="#000000" draw:marker-start-width="0.2cm" draw:marker-end-width="0.2cm" svg:stroke-opacity="100%" draw:fill="none" draw:opacity="0%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06cm" svg:stroke-color="#000000" draw:marker-start="Arrow" draw:marker-start-width="0.2cm" draw:marker-end="Arrow" draw:marker-end-width="0.2cm" draw:fill="solid" draw:textarea-vertical-align="middle" fo:padding-top="0.155cm" fo:padding-bottom="0.155cm" fo:padding-left="0.28cm" fo:padding-right="0.28cm"/>
    </style:style>
    <style:style style:name="gr9" style:family="graphic" style:parent-style-name="objectwithoutfill">
      <style:graphic-properties svg:stroke-width="0.06cm" svg:stroke-color="#000000" draw:marker-start="Arrow" draw:marker-start-width="0.2cm" draw:marker-end="Arrow" draw:marker-end-width="0.2cm" draw:fill="solid" draw:textarea-vertical-align="middle" fo:padding-top="0.155cm" fo:padding-bottom="0.155cm" fo:padding-left="0.28cm" fo:padding-right="0.28cm"/>
    </style:style>
    <style:style style:name="gr10" style:family="graphic" style:parent-style-name="standard">
      <style:graphic-properties draw:stroke="none" svg:stroke-width="0.018cm" svg:stroke-color="#ffffff" draw:marker-start-width="0.077cm" draw:marker-end-width="0.077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1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45cm" fo:min-width="1.3cm"/>
    </style:style>
    <style:style style:name="gr12" style:family="graphic" style:parent-style-name="standard">
      <style:graphic-properties draw:stroke="none" svg:stroke-width="0.1cm" svg:stroke-color="#000000" draw:marker-start-width="0.2cm" draw:marker-end-width="0.2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435cm" fo:min-width="1.425cm"/>
    </style:style>
    <style:style style:name="gr15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35cm" fo:min-width="1.4cm"/>
    </style:style>
    <style:style style:name="gr16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35cm" fo:min-width="1.3cm"/>
    </style:style>
    <style:style style:name="gr17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606cm" fo:min-width="0.356cm"/>
    </style:style>
    <style:style style:name="gr18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263cm" fo:min-width="0.442cm"/>
    </style:style>
    <style:style style:name="gr19" style:family="graphic" style:parent-style-name="standard">
      <style:graphic-properties svg:stroke-color="#000000" draw:fill-color="#e0c2cd" draw:textarea-horizontal-align="justify" draw:textarea-vertical-align="middle" draw:auto-grow-height="false" fo:min-height="0.606cm" fo:min-width="0cm"/>
    </style:style>
    <style:style style:name="gr20" style:family="graphic" style:parent-style-name="standard">
      <style:graphic-properties svg:stroke-color="#000000" draw:fill-color="#e0c2cd" draw:textarea-horizontal-align="justify" draw:textarea-vertical-align="middle" draw:auto-grow-height="false" fo:min-height="0cm" fo:min-width="0.455cm"/>
    </style:style>
    <style:style style:name="gr21" style:family="graphic" style:parent-style-name="objectwithoutfill">
      <style:graphic-properties svg:stroke-color="#000000" draw:marker-start-width="0.2cm" draw:marker-end="Arrow" draw:marker-end-width="0.2cm" draw:fill="solid" draw:textarea-vertical-align="middle"/>
    </style:style>
    <style:style style:name="gr22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1.45cm" fo:min-width="1.6cm"/>
    </style:style>
    <style:style style:name="gr23" style:family="graphic" style:parent-style-name="standard">
      <style:graphic-properties draw:fill-color="#dee6ef" draw:textarea-horizontal-align="justify" draw:textarea-vertical-align="middle" draw:auto-grow-height="false" fo:min-height="1.975cm" fo:min-width="1.725cm"/>
    </style:style>
    <style:style style:name="gr24" style:family="graphic" style:parent-style-name="standard">
      <style:graphic-properties svg:stroke-color="#000000" draw:fill="gradient" draw:fill-color="#ffffd7" draw:fill-gradient-name="Gradient_20_11" draw:opacity="100%" draw:textarea-horizontal-align="justify" draw:textarea-vertical-align="middle" draw:auto-grow-height="false" fo:min-height="0.435cm" fo:min-width="1.425cm"/>
    </style:style>
    <style:style style:name="gr25" style:family="graphic" style:parent-style-name="standard">
      <style:graphic-properties svg:stroke-color="#000000" draw:fill="solid" draw:fill-color="#ffdbb6" draw:textarea-horizontal-align="justify" draw:textarea-vertical-align="middle" draw:auto-grow-height="false" fo:min-height="0.263cm" fo:min-width="0.6cm"/>
    </style:style>
    <style:style style:name="gr26" style:family="graphic" style:parent-style-name="objectwithoutfill">
      <style:graphic-properties svg:stroke-color="#000000" draw:marker-start="Arrow" draw:marker-start-width="0.2cm" draw:marker-end="Arrow" draw:marker-end-width="0.2cm" draw:fill="solid" draw:textarea-vertical-align="middle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0.527cm"/>
    </style:style>
    <style:style style:name="gr28" style:family="graphic" style:parent-style-name="standard">
      <style:graphic-properties svg:stroke-color="#000000" draw:fill="gradient" draw:fill-gradient-name="Gradient_20_15" draw:textarea-horizontal-align="justify" draw:textarea-vertical-align="middle" draw:auto-grow-height="false" fo:min-height="0.435cm" fo:min-width="1.425cm"/>
    </style:style>
    <style:style style:name="gr29" style:family="graphic" style:parent-style-name="objectwithoutfill">
      <style:graphic-properties draw:stroke="solid" svg:stroke-width="0.018cm" svg:stroke-color="#000000" draw:marker-start-width="0.2cm" draw:marker-end="Arrow" draw:marker-end-width="0.2cm" draw:fill="solid" draw:textarea-vertical-align="middle" fo:padding-top="0.134cm" fo:padding-bottom="0.134cm" fo:padding-left="0.259cm" fo:padding-right="0.259cm"/>
    </style:style>
    <style:style style:name="gr30" style:family="graphic" style:parent-style-name="standard">
      <style:graphic-properties svg:stroke-color="#000000" draw:fill="gradient" draw:fill-color="#729fcf" draw:fill-gradient-name="Gradient_20_7" draw:textarea-horizontal-align="justify" draw:textarea-vertical-align="middle" draw:auto-grow-height="false" fo:min-height="1.05cm" fo:min-width="0.356cm"/>
    </style:style>
    <style:style style:name="gr31" style:family="graphic" style:parent-style-name="objectwithoutfill">
      <style:graphic-properties svg:stroke-color="#000000" draw:fill="solid" draw:textarea-vertical-align="middle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33" style:family="graphic" style:parent-style-name="objectwithoutfill">
      <style:graphic-properties svg:stroke-color="#000000" draw:marker-start="Arrow" draw:marker-start-width="0.2cm" draw:marker-end="Arrow" draw:marker-end-width="0.2cm" draw:fill="solid" draw:textarea-vertical-align="middle" draw:start-line-spacing-horizontal="0.5cm" draw:start-line-spacing-vertical="0.5cm" draw:end-line-spacing-horizontal="0.5cm" draw:end-line-spacing-vertical="0.5cm"/>
    </style:style>
    <style:style style:name="gr34" style:family="graphic" style:parent-style-name="standard">
      <style:graphic-properties svg:stroke-color="#000000" draw:fill="solid" draw:fill-color="#ffffd7" draw:textarea-horizontal-align="justify" draw:textarea-vertical-align="middle" draw:auto-grow-height="false" fo:min-height="0.35cm" fo:min-width="1.3cm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0.435cm" fo:min-width="1.682cm"/>
    </style:style>
    <style:style style:name="gr36" style:family="graphic" style:parent-style-name="objectwithoutfill">
      <style:graphic-properties svg:stroke-width="0.018cm" svg:stroke-color="#000000" draw:marker-start="Arrow" draw:marker-start-width="0.2cm" draw:marker-end="Arrow" draw:marker-end-width="0.2cm" draw:fill="solid" draw:textarea-vertical-align="middle" fo:padding-top="0.134cm" fo:padding-bottom="0.134cm" fo:padding-left="0.259cm" fo:padding-right="0.259cm"/>
    </style:style>
    <style:style style:name="gr37" style:family="graphic" style:parent-style-name="objectwithoutfill">
      <style:graphic-properties svg:stroke-width="0.018cm" svg:stroke-color="#000000" draw:marker-start-width="0.2cm" draw:marker-end="Arrow" draw:marker-end-width="0.2cm" draw:fill="solid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151cm" fo:min-width="0.201cm"/>
    </style:style>
    <style:style style:name="gr39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434cm" fo:min-width="1.895cm"/>
    </style:style>
    <style:style style:name="gr40" style:family="graphic" style:parent-style-name="objectwithoutfill">
      <style:graphic-properties svg:stroke-color="#000000" draw:marker-end="Arrow" draw:marker-end-width="0.2cm" draw:fill="solid" draw:textarea-vertical-align="middle"/>
    </style:style>
    <style:style style:name="gr41" style:family="graphic" style:parent-style-name="standard">
      <style:graphic-properties svg:stroke-color="#000000" draw:fill="none" draw:fill-color="#dee6ef" draw:textarea-horizontal-align="justify" draw:textarea-vertical-align="middle" draw:auto-grow-height="false" fo:min-height="0.221cm" fo:min-width="1.425cm"/>
    </style:style>
    <style:style style:name="gr42" style:family="graphic" style:parent-style-name="objectwithoutfill">
      <style:graphic-properties svg:stroke-width="0.018cm" svg:stroke-color="#000000" draw:marker-start="" draw:marker-start-width="0.2cm" draw:marker-end="Arrow" draw:marker-end-width="0.2cm" draw:fill="solid" draw:textarea-vertical-align="middle" fo:padding-top="0.134cm" fo:padding-bottom="0.134cm" fo:padding-left="0.259cm" fo:padding-right="0.259cm"/>
    </style:style>
    <style:style style:name="gr43" style:family="graphic" style:parent-style-name="objectwithoutfill">
      <style:graphic-properties svg:stroke-width="0.06cm" svg:stroke-color="#000000" draw:marker-start="Arrow" draw:marker-start-width="0.2cm" draw:marker-end="Arrow" draw:marker-end-width="0.2cm" draw:fill="solid" draw:textarea-vertical-align="middle" fo:padding-top="0.154cm" fo:padding-bottom="0.154cm" fo:padding-left="0.279cm" fo:padding-right="0.279cm"/>
    </style:style>
    <style:style style:name="gr44" style:family="graphic" style:parent-style-name="objectwithoutfill">
      <style:graphic-properties svg:stroke-width="0.06cm" svg:stroke-color="#000000" draw:marker-start="Arrow" draw:marker-start-width="0.2cm" draw:marker-end="Arrow" draw:marker-end-width="0.2cm" draw:fill="solid" draw:textarea-vertical-align="middle" fo:padding-top="0.154cm" fo:padding-bottom="0.154cm" fo:padding-left="0.279cm" fo:padding-right="0.279cm"/>
    </style:style>
    <style:style style:name="gr45" style:family="graphic" style:parent-style-name="standard">
      <style:graphic-properties svg:stroke-color="#000000" draw:fill="gradient" draw:fill-color="#ffffd7" draw:fill-gradient-name="Gradient_20_17" draw:opacity="100%" draw:textarea-horizontal-align="justify" draw:textarea-vertical-align="middle" draw:auto-grow-height="false" fo:min-height="0.635cm" fo:min-width="1.425cm"/>
    </style:style>
    <style:style style:name="gr46" style:family="graphic" style:parent-style-name="standard">
      <style:graphic-properties svg:stroke-color="#dee6ef" draw:fill="none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svg:stroke-color="#dee6ef" draw:fill="none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172cm" fo:min-width="1.921cm" fo:padding-top="0.142cm" fo:padding-bottom="0.142cm" fo:padding-left="0.267cm" fo:padding-right="0.267cm"/>
    </style:style>
    <style:style style:name="gr49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004cm" fo:min-width="0cm" fo:padding-top="0.142cm" fo:padding-bottom="0.142cm" fo:padding-left="0.267cm" fo:padding-right="0.267cm"/>
    </style:style>
    <style:style style:name="gr50" style:family="graphic" style:parent-style-name="objectwithoutfill">
      <style:graphic-properties draw:stroke="solid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5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6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1.559cm" fo:min-width="4.491cm"/>
    </style:style>
    <style:style style:name="gr58" style:family="graphic" style:parent-style-name="standard">
      <style:graphic-properties svg:stroke-color="#000000" draw:fill="none" draw:textarea-horizontal-align="justify" draw:textarea-vertical-align="middle" draw:auto-grow-height="false" fo:min-height="0.748cm" fo:min-width="6.987cm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0.374cm" fo:min-width="1.996cm"/>
    </style:style>
    <style:style style:name="gr60" style:family="graphic" style:parent-style-name="standard">
      <style:graphic-properties svg:stroke-color="#000000" draw:fill="none" draw:textarea-horizontal-align="justify" draw:textarea-vertical-align="middle" draw:auto-grow-height="false" fo:min-height="0.748cm" fo:min-width="9.483cm"/>
    </style:style>
    <style:style style:name="gr61" style:family="graphic" style:parent-style-name="standard">
      <style:graphic-properties svg:stroke-color="#000000" draw:fill="none" draw:textarea-horizontal-align="justify" draw:textarea-vertical-align="middle" draw:auto-grow-height="false" fo:min-height="0.998cm" fo:min-width="2.62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0.997cm" fo:min-width="2.62cm"/>
    </style:style>
    <style:style style:name="gr63" style:family="graphic" style:parent-style-name="objectwithoutfill">
      <style:graphic-properties draw:marker-end="Arrow" draw:marker-end-width="0.2cm" draw:fill="solid" draw:textarea-vertical-align="middle"/>
    </style:style>
    <style:style style:name="gr64" style:family="graphic" style:parent-style-name="objectwithoutfill">
      <style:graphic-properties draw:marker-end="Arrow" draw:marker-end-width="0.2cm" draw:fill="solid" draw:textarea-vertical-align="middle"/>
    </style:style>
    <style:style style:name="gr65" style:family="graphic" style:parent-style-name="standard">
      <style:graphic-properties svg:stroke-color="#000000" draw:fill="none" draw:textarea-horizontal-align="justify" draw:textarea-vertical-align="middle" draw:auto-grow-height="false" fo:min-height="0.749cm" fo:min-width="3.244cm"/>
    </style:style>
    <style:style style:name="gr66" style:family="graphic" style:parent-style-name="standard">
      <style:graphic-properties svg:stroke-color="#000000" draw:fill="none" draw:textarea-horizontal-align="justify" draw:textarea-vertical-align="middle" draw:auto-grow-height="false" fo:min-height="0.748cm" fo:min-width="3.244cm"/>
    </style:style>
    <style:style style:name="gr67" style:family="graphic" style:parent-style-name="standard">
      <style:graphic-properties svg:stroke-color="#000000" draw:fill="none" draw:textarea-horizontal-align="justify" draw:textarea-vertical-align="middle" draw:auto-grow-height="false" fo:min-height="0.749cm" fo:min-width="4.491cm"/>
    </style:style>
    <style:style style:name="gr68" style:family="graphic" style:parent-style-name="standard">
      <style:graphic-properties svg:stroke-color="#000000" draw:fill="none" draw:textarea-horizontal-align="justify" draw:textarea-vertical-align="middle" draw:auto-grow-height="false" fo:min-height="0.454cm" fo:min-width="2.878cm"/>
    </style:style>
    <style:style style:name="gr69" style:family="graphic" style:parent-style-name="standard">
      <style:graphic-properties svg:stroke-color="#000000" draw:fill="none" draw:textarea-horizontal-align="justify" draw:textarea-vertical-align="middle" draw:auto-grow-height="false" fo:min-height="0.455cm" fo:min-width="2.878cm"/>
    </style:style>
    <style:style style:name="gr70" style:family="graphic" style:parent-style-name="standard">
      <style:graphic-properties svg:stroke-color="#000000" draw:fill="none" draw:textarea-horizontal-align="justify" draw:textarea-vertical-align="middle" draw:auto-grow-height="false" fo:min-height="1.347cm" fo:min-width="3.904cm"/>
    </style:style>
    <style:style style:name="gr71" style:family="graphic" style:parent-style-name="standard">
      <style:graphic-properties svg:stroke-color="#000000" draw:fill="none" draw:textarea-horizontal-align="justify" draw:textarea-vertical-align="middle" draw:auto-grow-height="false" fo:min-height="0.301cm" fo:min-width="1.702cm"/>
    </style:style>
    <style:style style:name="gr72" style:family="graphic" style:parent-style-name="standard">
      <style:graphic-properties svg:stroke-color="#000000" draw:fill="none" draw:textarea-horizontal-align="justify" draw:textarea-vertical-align="middle" draw:auto-grow-height="false" fo:min-height="0.851cm" fo:min-width="3.353cm"/>
    </style:style>
    <style:style style:name="gr73" style:family="graphic" style:parent-style-name="standard">
      <style:graphic-properties svg:stroke-color="#000000" draw:fill="none" draw:textarea-horizontal-align="justify" draw:textarea-vertical-align="middle" draw:auto-grow-height="false" fo:min-height="0.631cm" fo:min-width="2.803cm"/>
    </style:style>
    <style:style style:name="gr74" style:family="graphic" style:parent-style-name="standard">
      <style:graphic-properties svg:stroke-color="#000000" draw:fill="none" draw:textarea-horizontal-align="justify" draw:textarea-vertical-align="middle" draw:auto-grow-height="false" fo:min-height="0.373cm" fo:min-width="2.479cm"/>
    </style:style>
    <style:style style:name="gr75" style:family="graphic" style:parent-style-name="standard">
      <style:graphic-properties svg:stroke-color="#000000" draw:fill="none" draw:textarea-horizontal-align="justify" draw:textarea-vertical-align="middle" draw:auto-grow-height="false" fo:min-height="1.346cm" fo:min-width="3.904cm"/>
    </style:style>
    <style:style style:name="gr76" style:family="graphic" style:parent-style-name="standard">
      <style:graphic-properties svg:stroke-color="#000000" draw:fill="none" draw:textarea-horizontal-align="justify" draw:textarea-vertical-align="middle" draw:auto-grow-height="false" fo:min-height="1.292cm" fo:min-width="3.354cm"/>
    </style:style>
    <style:style style:name="gr77" style:family="graphic" style:parent-style-name="standard">
      <style:graphic-properties svg:stroke-color="#000000" draw:fill="none" draw:textarea-horizontal-align="justify" draw:textarea-vertical-align="middle" draw:auto-grow-height="false" fo:min-height="0.372cm" fo:min-width="2.479cm"/>
    </style:style>
    <style:style style:name="gr78" style:family="graphic" style:parent-style-name="standard">
      <style:graphic-properties svg:stroke-color="#000000" draw:fill="none" draw:textarea-horizontal-align="justify" draw:textarea-vertical-align="middle" draw:auto-grow-height="false" fo:min-height="0.741cm" fo:min-width="3.904cm"/>
    </style:style>
    <style:style style:name="gr79" style:family="graphic" style:parent-style-name="standard">
      <style:graphic-properties svg:stroke-color="#000000" draw:fill="none" draw:textarea-horizontal-align="justify" draw:textarea-vertical-align="middle" draw:auto-grow-height="false" fo:min-height="0.851cm" fo:min-width="3.904cm"/>
    </style:style>
    <style:style style:name="gr80" style:family="graphic" style:parent-style-name="standard">
      <style:graphic-properties svg:stroke-color="#000000" draw:fill="none" draw:textarea-horizontal-align="justify" draw:textarea-vertical-align="middle" draw:auto-grow-height="false" fo:min-height="0.796cm" fo:min-width="3.15cm"/>
    </style:style>
    <style:style style:name="gr81" style:family="graphic" style:parent-style-name="standard">
      <style:graphic-properties svg:stroke-color="#000000" draw:fill="none" draw:textarea-horizontal-align="justify" draw:textarea-vertical-align="middle" draw:auto-grow-height="false" fo:min-height="0.587cm" fo:min-width="2.628cm"/>
    </style:style>
    <style:style style:name="gr82" style:family="graphic" style:parent-style-name="standard">
      <style:graphic-properties svg:stroke-color="#000000" draw:fill="none" draw:textarea-horizontal-align="justify" draw:textarea-vertical-align="middle" draw:auto-grow-height="false" fo:min-height="0.274cm" fo:min-width="1.586cm"/>
    </style:style>
    <style:style style:name="gr83" style:family="graphic" style:parent-style-name="standard">
      <style:graphic-properties svg:stroke-color="#000000" draw:fill="none" draw:textarea-horizontal-align="justify" draw:textarea-vertical-align="middle" draw:auto-grow-height="false" fo:min-height="0.796cm" fo:min-width="3.149cm"/>
    </style:style>
    <style:style style:name="gr84" style:family="graphic" style:parent-style-name="standard">
      <style:graphic-properties svg:stroke-color="#000000" draw:fill="none" draw:textarea-horizontal-align="justify" draw:textarea-vertical-align="middle" draw:auto-grow-height="false" fo:min-height="0.796cm" fo:min-width="3.15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  <style:text-properties fo:font-size="8pt" style:font-size-asian="18pt" style:font-size-complex="18pt"/>
    </style:style>
    <style:style style:name="P3" style:family="paragraph">
      <loext:graphic-properties draw:fill="solid" draw:fill-color="#e0c2cd"/>
      <style:paragraph-properties fo:text-align="center"/>
      <style:text-properties fo:font-size="8pt" style:font-size-asian="18pt" style:font-size-complex="18pt"/>
    </style:style>
    <style:style style:name="P4" style:family="paragraph">
      <loext:graphic-properties draw:fill="solid" draw:fill-color="#dde8cb"/>
      <style:paragraph-properties fo:text-align="center"/>
      <style:text-properties fo:font-size="8pt" style:font-size-asian="18pt" style:font-size-complex="18pt"/>
    </style:style>
    <style:style style:name="P5" style:family="paragraph">
      <loext:graphic-properties draw:fill="none" draw:opacity="0%"/>
      <style:paragraph-properties fo:text-align="center"/>
      <style:text-properties fo:font-size="8pt"/>
    </style:style>
    <style:style style:name="P6" style:family="paragraph">
      <loext:graphic-properties draw:fill="solid"/>
      <style:paragraph-properties fo:text-align="center"/>
      <style:text-properties fo:font-size="8pt"/>
    </style:style>
    <style:style style:name="P7" style:family="paragraph">
      <loext:graphic-properties draw:fill="solid"/>
      <style:paragraph-properties fo:text-align="center"/>
      <style:text-properties fo:font-size="8pt" fo:background-color="#ffffff"/>
    </style:style>
    <style:style style:name="P8" style:family="paragraph">
      <style:paragraph-properties fo:text-align="center"/>
      <style:text-properties fo:font-size="8pt"/>
    </style:style>
    <style:style style:name="P9" style:family="paragraph">
      <loext:graphic-properties draw:fill="solid" draw:fill-color="#dee6ef"/>
      <style:paragraph-properties fo:text-align="center"/>
      <style:text-properties fo:font-size="8pt" style:font-size-asian="18pt" style:font-size-complex="18pt"/>
    </style:style>
    <style:style style:name="P10" style:family="paragraph">
      <loext:graphic-properties draw:fill="solid" draw:fill-color="#e0c2cd"/>
      <style:paragraph-properties fo:text-align="center"/>
      <style:text-properties fo:font-size="8pt" style:font-size-asian="10pt" style:font-size-complex="10pt"/>
    </style:style>
    <style:style style:name="P11" style:family="paragraph">
      <loext:graphic-properties draw:fill="solid" draw:fill-color="#e0c2cd"/>
      <style:paragraph-properties fo:text-align="center"/>
      <style:text-properties fo:font-size="8pt"/>
    </style:style>
    <style:style style:name="P12" style:family="paragraph">
      <loext:graphic-properties draw:fill-color="#e0c2cd"/>
      <style:paragraph-properties fo:text-align="center"/>
      <style:text-properties fo:font-size="8pt"/>
    </style:style>
    <style:style style:name="P13" style:family="paragraph">
      <loext:graphic-properties draw:fill-color="#dee6ef"/>
      <style:paragraph-properties fo:text-align="center"/>
      <style:text-properties fo:font-size="8pt" style:font-size-asian="10pt" style:font-size-complex="10pt"/>
    </style:style>
    <style:style style:name="P14" style:family="paragraph">
      <loext:graphic-properties draw:fill="gradient" draw:fill-color="#ffffd7" draw:fill-gradient-name="Gradient_20_11" draw:opacity="100%"/>
      <style:paragraph-properties fo:text-align="center"/>
      <style:text-properties fo:font-size="8pt" style:font-size-asian="18pt" style:font-size-complex="18pt"/>
    </style:style>
    <style:style style:name="P15" style:family="paragraph">
      <loext:graphic-properties draw:fill="solid" draw:fill-color="#ffdbb6"/>
      <style:paragraph-properties fo:text-align="center"/>
      <style:text-properties fo:font-size="8pt" style:font-size-asian="18pt" style:font-size-complex="18pt"/>
    </style:style>
    <style:style style:name="P16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17" style:family="paragraph">
      <loext:graphic-properties draw:fill="gradient" draw:fill-gradient-name="Gradient_20_15"/>
      <style:paragraph-properties fo:text-align="center"/>
      <style:text-properties fo:font-size="8pt" style:font-size-asian="18pt" style:font-size-complex="18pt"/>
    </style:style>
    <style:style style:name="P18" style:family="paragraph">
      <loext:graphic-properties draw:fill="gradient" draw:fill-color="#729fcf" draw:fill-gradient-name="Gradient_20_7"/>
      <style:paragraph-properties fo:text-align="center"/>
      <style:text-properties fo:font-size="8pt"/>
    </style:style>
    <style:style style:name="P19" style:family="paragraph">
      <loext:graphic-properties draw:fill="none"/>
      <style:paragraph-properties fo:text-align="center"/>
      <style:text-properties fo:font-size="8pt"/>
    </style:style>
    <style:style style:name="P20" style:family="paragraph">
      <loext:graphic-properties draw:fill-color="#dee6ef"/>
      <style:paragraph-properties fo:text-align="center"/>
      <style:text-properties fo:font-size="8pt"/>
    </style:style>
    <style:style style:name="P21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="none" draw:fill-color="#dee6ef"/>
      <style:paragraph-properties fo:text-align="center"/>
      <style:text-properties fo:font-size="8pt" style:font-size-asian="18pt" style:font-size-complex="18pt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loext:graphic-properties draw:fill="solid"/>
      <style:paragraph-properties fo:text-align="center"/>
      <style:text-properties fo:font-size="8pt" fo:background-color="#ffffff" style:font-size-asian="8pt" style:font-size-complex="8pt"/>
    </style:style>
    <style:style style:name="P25" style:family="paragraph">
      <loext:graphic-properties draw:fill="gradient" draw:fill-color="#ffffd7" draw:fill-gradient-name="Gradient_20_17" draw:opacity="100%"/>
      <style:paragraph-properties fo:text-align="center"/>
      <style:text-properties fo:font-size="8pt" style:font-size-asian="18pt" style:font-size-complex="18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000000"/>
      <style:paragraph-properties fo:text-align="center"/>
    </style:style>
    <style:style style:name="P28" style:family="paragraph">
      <loext:graphic-properties draw:fill="none"/>
      <style:paragraph-properties fo:text-align="center"/>
      <style:text-properties fo:font-size="9pt"/>
    </style:style>
    <style:style style:name="P29" style:family="paragraph">
      <loext:graphic-properties draw:fill="solid"/>
      <style:paragraph-properties fo:text-align="center"/>
      <style:text-properties fo:font-size="9pt"/>
    </style:style>
    <style:style style:name="P30" style:family="paragraph">
      <loext:graphic-properties draw:fill="solid"/>
      <style:paragraph-properties fo:text-align="center"/>
      <style:text-properties fo:font-size="9pt" fo:background-color="#ffffff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8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fo:background-color="#ffffff"/>
    </style:style>
    <style:style style:name="T5" style:family="text">
      <style:text-properties fo:font-size="8pt" style:font-size-asian="10pt" style:font-size-complex="10pt"/>
    </style:style>
    <style:style style:name="T6" style:family="text">
      <style:text-properties fo:font-size="8pt"/>
    </style:style>
    <style:style style:name="T7" style:family="text">
      <style:text-properties fo:font-size="8pt" fo:background-color="#ffffff" style:font-size-asian="8pt" style:font-size-complex="8pt"/>
    </style:style>
    <style:style style:name="T8" style:family="text">
      <style:text-properties fo:font-size="4.40000009536743pt" style:font-size-asian="12pt" style:font-size-complex="12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/>
    </style:style>
    <style:style style:name="T12" style:family="text">
      <style:text-properties fo:font-size="9pt" style:font-size-asian="12pt" style:font-size-complex="12pt"/>
    </style:style>
    <style:style style:name="T13" style:family="text">
      <style:text-properties fo:font-size="9pt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cm" svg:height="3.5cm" svg:x="7.5cm" svg:y="9cm">
          <text:p text:style-name="P1"><text:span text:style-name="T1">uC</text:span><text:span text:style-name="T1"><text:line-break/></text:span><text:span text:style-name="T2">SAMD21G1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8" draw:id="id28" draw:layer="layout" svg:width="1.6cm" svg:height="0.7cm" svg:x="11.5cm" svg:y="7.8cm">
          <text:p text:style-name="P1"><text:span text:style-name="T1">GNSS</text:span><text:span text:style-name="T1"><text:line-break/></text:span><text:span text:style-name="T2">CAM-M8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4" draw:id="id34" draw:layer="layout" svg:width="2.3cm" svg:height="0.8cm" svg:x="16.5cm" svg:y="9cm">
          <text:p text:style-name="P1"><text:span text:style-name="T1">Display</text:span><text:span text:style-name="T1"><text:line-break/></text:span><text:span text:style-name="T3">1.54 B/W E-pap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0" draw:id="id30" draw:layer="layout" svg:width="1.6cm" svg:height="0.7cm" svg:x="11.9cm" svg:y="10.2cm">
          <text:p text:style-name="P1"><text:span text:style-name="T1">SRAM </text:span></text:p>
          <text:p text:style-name="P1"><text:span text:style-name="T3">256kb 23k25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1.7cm" svg:height="0.6cm" svg:x="12.7cm" svg:y="12.6cm">
          <text:p text:style-name="P1"><text:span text:style-name="T1">Barometer</text:span><text:span text:style-name="T1"><text:line-break/></text:span><text:span text:style-name="T3">LPS33HW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1.6cm" svg:height="0.6cm" svg:x="14.4cm" svg:y="11.7cm">
          <text:p text:style-name="P1"><text:span text:style-name="T1">IMU</text:span><text:span text:style-name="T1"><text:line-break/></text:span><text:span text:style-name="T3">BMX16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2" draw:id="id32" draw:layer="layout" svg:width="1.3cm" svg:height="0.6cm" svg:x="13.5cm" svg:y="7.2cm">
          <text:p text:style-name="P1"><text:span text:style-name="T1">uSD car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086cm" svg:height="0.043cm" svg:x="13.851cm" svg:y="7.725cm">
          <text:p/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line-skew="1.5cm" svg:x1="11cm" svg:y1="12cm" svg:x2="13.55cm" svg:y2="12.6cm" draw:start-shape="id1" draw:start-glue-point="1" draw:end-shape="id2" draw:end-glue-point="0" svg:d="M11000 12000h2550v600" svg:viewBox="0 0 2551 601">
          <text:p/>
        </draw:connector>
        <draw:connector draw:style-name="gr9" draw:text-style-name="P7" draw:layer="layout" draw:line-skew="1.5cm" svg:x1="14.4cm" svg:y1="12cm" svg:x2="11cm" svg:y2="12cm" draw:start-shape="id3" draw:start-glue-point="3" draw:end-shape="id1" draw:end-glue-point="1" svg:d="M14400 12000h-3400" svg:viewBox="0 0 3401 1">
          <text:p text:style-name="P1"><text:span text:style-name="T4">SPI_IRQ</text:span></text:p>
        </draw:connector>
        <draw:custom-shape draw:style-name="gr10" draw:text-style-name="P8" xml:id="id29" draw:id="id29" draw:layer="layout" svg:width="0.1cm" svg:height="0.2cm" svg:x="10.9cm" svg:y="9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31" draw:id="id31" draw:layer="layout" svg:width="1.8cm" svg:height="0.7cm" svg:x="14cm" svg:y="10.2cm">
          <text:p text:style-name="P1"><text:span text:style-name="T1">EEPROM</text:span></text:p>
          <text:p text:style-name="P1"><text:span text:style-name="T3">4kb 22AA040A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086cm" svg:height="0.043cm" svg:x="14.322cm" svg:y="10.29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xml:id="id1" draw:id="id1" draw:layer="layout" svg:width="0.1cm" svg:height="0.2cm" svg:x="10.9cm" svg:y="11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xml:id="id5" draw:id="id5" draw:layer="layout" svg:width="1.925cm" svg:height="0.685cm" svg:x="5.423cm" svg:y="4.687cm">
          <text:p text:style-name="P1"><text:span text:style-name="T1">Fuel gauge</text:span><text:span text:style-name="T1"><text:line-break/></text:span><text:span text:style-name="T3">MAX17055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21" draw:id="id21" draw:layer="layout" svg:width="1.9cm" svg:height="0.6cm" svg:x="3.3cm" svg:y="9cm">
          <text:p text:style-name="P1"><text:span text:style-name="T5">TEMP+HUMID</text:span><text:span text:style-name="T5"><text:line-break/></text:span><text:span text:style-name="T3">Si7021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6" draw:id="id6" draw:layer="layout" svg:width="0.1cm" svg:height="0.2cm" svg:x="7.5cm" svg:y="11.9cm">
          <text:p/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line-skew="1.5cm" svg:x1="7.5cm" svg:y1="9.3cm" svg:x2="6.385cm" svg:y2="5.372cm" draw:start-shape="id4" draw:start-glue-point="3" draw:end-shape="id5" draw:end-glue-point="2" svg:d="M7500 9300h-1115v-3928" svg:viewBox="0 0 1116 3929">
          <text:p/>
        </draw:connector>
        <draw:custom-shape draw:style-name="gr13" draw:text-style-name="P8" xml:id="id15" draw:id="id15" draw:layer="layout" svg:width="0.1cm" svg:height="0.1cm" svg:x="7.5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7" draw:id="id7" draw:layer="layout" svg:width="1.8cm" svg:height="0.6cm" svg:x="3.4cm" svg:y="11.7cm">
          <text:p text:style-name="P1"><text:span text:style-name="T1">Bluetooth</text:span><text:span text:style-name="T1"><text:line-break/></text:span><text:span text:style-name="T3">RN4871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line-skew="1.5cm" svg:x1="7.5cm" svg:y1="12cm" svg:x2="5.2cm" svg:y2="12cm" draw:start-shape="id6" draw:start-glue-point="3" draw:end-shape="id7" draw:end-glue-point="1" svg:d="M7500 12000h-2300" svg:viewBox="0 0 2301 1">
          <text:p text:style-name="P1"><text:span text:style-name="T4">URAT</text:span></text:p>
        </draw:connector>
        <draw:custom-shape draw:style-name="gr13" draw:text-style-name="P8" draw:layer="layout" svg:width="0.2cm" svg:height="0.1cm" svg:x="9.9cm" svg:y="12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8" draw:id="id8" draw:layer="layout" svg:width="0.856cm" svg:height="0.856cm" draw:transform="rotate (-1.5707963267949) translate (11.37cm 14.142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967.316341829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3" xml:id="id9" draw:id="id9" draw:layer="layout" svg:width="0.942cm" svg:height="0.513cm" svg:x="11.883cm" svg:y="14.314cm">
          <text:p text:style-name="P1"><text:span text:style-name="T1">x3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10" draw:id="id10" draw:layer="layout" svg:width="0.171cm" svg:height="0.856cm" svg:x="13.509cm" svg:y="14.14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1.711cm" svg:height="0.257cm" draw:transform="rotate (-1.5707963267949) translate (13.937cm 13.715cm)">
          <text:p/>
          <draw:enhanced-geometry svg:viewBox="0 0 21600 21600" draw:glue-points="?f6 10800 10800 21600 ?f5 10800 10800 0" draw:text-areas="?f3 ?f3 ?f4 ?f4" draw:type="trapezoid" draw:modifiers="5440.8193123628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1" draw:text-style-name="P6" draw:layer="layout" svg:x1="11.37cm" svg:y1="14.564cm" svg:x2="11.883cm" svg:y2="14.57cm" draw:start-shape="id8" draw:start-glue-point="4" draw:end-shape="id9" draw:end-glue-point="3" svg:d="M11370 14564h257v6h256" svg:viewBox="0 0 514 7">
          <text:p/>
        </draw:connector>
        <draw:connector draw:style-name="gr21" draw:text-style-name="P6" draw:layer="layout" draw:line-skew="1.5cm" svg:x1="12.825cm" svg:y1="14.57cm" svg:x2="13.509cm" svg:y2="14.57cm" draw:start-shape="id9" draw:start-glue-point="1" draw:end-shape="id10" draw:end-glue-point="3" svg:d="M12825 14570h684" svg:viewBox="0 0 685 1">
          <text:p/>
        </draw:connector>
        <draw:custom-shape draw:style-name="gr22" draw:text-style-name="P11" xml:id="id12" draw:id="id12" draw:layer="layout" svg:width="2.1cm" svg:height="1.7cm" svg:x="15.6cm" svg:y="5.3cm">
          <text:p text:style-name="P1"><text:span text:style-name="T6">SD card reader</text:span></text:p>
          <text:p text:style-name="P1"><text:span text:style-name="T3">USB2244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33" draw:id="id33" draw:layer="layout" svg:width="0.086cm" svg:height="0.042cm" svg:x="16.033cm" svg:y="6.95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xml:id="id18" draw:id="id18" draw:layer="layout" svg:width="2.225cm" svg:height="2.225cm" svg:x="2cm" svg:y="2.933cm">
          <text:p text:style-name="P1"><text:span text:style-name="T5">Lipo battery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xml:id="id20" draw:id="id20" draw:layer="layout" svg:width="1.925cm" svg:height="0.685cm" svg:x="8.546cm" svg:y="4.302cm">
          <text:p text:style-name="P1"><text:span text:style-name="T1">LDO 3.3V</text:span><text:span text:style-name="T1"><text:line-break/></text:span><text:span text:style-name="T3">NCP718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11" draw:id="id11" draw:layer="layout" svg:width="1.1cm" svg:height="0.513cm" svg:x="16.1cm" svg:y="3.361cm">
          <text:p text:style-name="P1"><text:span text:style-name="T1">USB</text:span>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draw:line-skew="1.5cm" svg:x1="16.65cm" svg:y1="3.874cm" svg:x2="16.65cm" svg:y2="5.3cm" draw:start-shape="id11" draw:start-glue-point="2" draw:end-shape="id12" draw:end-glue-point="0" svg:d="M16650 3874v1426" svg:viewBox="0 0 1 1427">
          <text:p/>
        </draw:connector>
        <draw:custom-shape draw:style-name="gr27" draw:text-style-name="P16" xml:id="id14" draw:id="id14" draw:layer="layout" svg:width="1.027cm" svg:height="0.5cm" svg:x="3.973cm" svg:y="10.2cm">
          <text:p text:style-name="P1"><text:span text:style-name="T1">USB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xml:id="id13" draw:id="id13" draw:layer="layout" svg:width="1.925cm" svg:height="0.685cm" svg:x="8.546cm" svg:y="3.275cm">
          <text:p text:style-name="P1"><text:span text:style-name="T1">Battery chrger</text:span><text:span text:style-name="T1"><text:line-break/></text:span><text:span text:style-name="T3">MCP73813</text:span></text:p>
          <draw:enhanced-geometry svg:viewBox="0 0 21600 21600" draw:type="rectangle" draw:enhanced-path="M 0 0 L 21600 0 21600 21600 0 21600 0 0 Z N"/>
        </draw:custom-shape>
        <draw:connector draw:style-name="gr29" draw:text-style-name="P6" draw:layer="layout" draw:line-skew="1.5cm" svg:x1="16.1cm" svg:y1="3.617cm" svg:x2="10.471cm" svg:y2="3.617cm" draw:start-shape="id11" draw:start-glue-point="3" draw:end-shape="id13" draw:end-glue-point="1" svg:d="M16100 3617h-5629" svg:viewBox="0 0 5630 1">
          <text:p/>
        </draw:connector>
        <draw:g xml:id="id25" draw:id="id25">
          <draw:custom-shape draw:style-name="gr30" draw:text-style-name="P18" draw:layer="layout" svg:width="0.856cm" svg:height="1.3cm" svg:x="13.5cm" svg:y="5.7cm">
            <text:p/>
            <draw:enhanced-geometry svg:viewBox="0 0 21600 21600" draw:type="rectangle" draw:enhanced-path="M 0 0 L 21600 0 21600 21600 0 21600 0 0 Z N"/>
          </draw:custom-shape>
          <draw:line draw:style-name="gr31" draw:text-style-name="P6" draw:layer="layout" svg:x1="14.056cm" svg:y1="5.873cm" svg:x2="14.056cm" svg:y2="6.133cm">
            <text:p/>
          </draw:line>
          <draw:line draw:style-name="gr31" draw:text-style-name="P6" draw:layer="layout" svg:x1="14.056cm" svg:y1="6.133cm" svg:x2="13.842cm" svg:y2="6.133cm">
            <text:p/>
          </draw:line>
          <draw:line draw:style-name="gr31" draw:text-style-name="P6" draw:layer="layout" svg:x1="14.056cm" svg:y1="6.567cm" svg:x2="14.056cm" svg:y2="6.827cm">
            <text:p/>
          </draw:line>
          <draw:line draw:style-name="gr31" draw:text-style-name="P6" draw:layer="layout" svg:x1="13.842cm" svg:y1="6.567cm" svg:x2="14.056cm" svg:y2="6.567cm">
            <text:p/>
          </draw:line>
          <draw:line draw:style-name="gr31" draw:text-style-name="P6" draw:layer="layout" svg:x1="13.842cm" svg:y1="6.133cm" svg:x2="13.842cm" svg:y2="6.567cm">
            <text:p/>
          </draw:line>
          <draw:line draw:style-name="gr31" draw:text-style-name="P6" draw:layer="layout" svg:x1="13.8cm" svg:y1="6.133cm" svg:x2="13.8cm" svg:y2="6.567cm">
            <text:p/>
          </draw:line>
          <draw:custom-shape draw:style-name="gr32" draw:text-style-name="P19" draw:layer="layout" svg:width="0.086cm" svg:height="0.086cm" svg:x="13.714cm" svg:y="6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6" draw:layer="layout" svg:x1="13.586cm" svg:y1="6.35cm" svg:x2="13.714cm" svg:y2="6.35cm">
            <text:p/>
          </draw:line>
        </draw:g>
        <draw:custom-shape draw:style-name="gr13" draw:text-style-name="P8" xml:id="id4" draw:id="id4" draw:layer="layout" svg:width="0.1cm" svg:height="0.2cm" svg:x="7.5cm" svg:y="9.2cm">
          <text:p/>
          <draw:enhanced-geometry svg:viewBox="0 0 21600 21600" draw:type="rectangle" draw:enhanced-path="M 0 0 L 21600 0 21600 21600 0 21600 0 0 Z N"/>
        </draw:custom-shape>
        <draw:connector draw:style-name="gr33" draw:text-style-name="P6" draw:layer="layout" draw:line-skew="1.5cm" svg:x1="5cm" svg:y1="10.45cm" svg:x2="7.5cm" svg:y2="10.45cm" draw:start-shape="id14" draw:start-glue-point="1" draw:end-shape="id15" draw:end-glue-point="3" svg:d="M5000 10450h2500" svg:viewBox="0 0 2501 1">
          <text:p/>
        </draw:connector>
        <draw:custom-shape draw:style-name="gr13" draw:text-style-name="P8" xml:id="id22" draw:id="id22" draw:layer="layout" svg:width="0.2cm" svg:height="0.1cm" svg:x="8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xml:id="id16" draw:id="id16" draw:layer="layout" svg:width="0.2cm" svg:height="0.1cm" svg:x="9.2cm" svg:y="12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xml:id="id17" draw:id="id17" draw:layer="layout" svg:width="1.8cm" svg:height="0.6cm" svg:x="8.4cm" svg:y="15.9cm">
          <text:p text:style-name="P1"><text:span text:style-name="T1">5way button</text:span><text:span text:style-name="T1"><text:line-break/></text:span><text:span text:style-name="T3">SKRHABE010</text:span>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draw:line-skew="1.5cm" svg:x1="9.3cm" svg:y1="12.5cm" svg:x2="9.3cm" svg:y2="15.9cm" draw:start-shape="id16" draw:start-glue-point="2" draw:end-shape="id17" draw:end-glue-point="0" svg:d="M9300 12500v3400" svg:viewBox="0 0 1 3401">
          <text:p/>
        </draw:connector>
        <draw:custom-shape draw:style-name="gr35" draw:text-style-name="P20" xml:id="id19" draw:id="id19" draw:layer="layout" svg:width="2.182cm" svg:height="0.685cm" svg:x="5.166cm" svg:y="3.703cm">
          <text:p text:style-name="P1"><text:span text:style-name="T6">Battery protection</text:span></text:p>
          <text:p text:style-name="P1"><text:span text:style-name="T3">LC05111</text:span></text:p>
          <draw:enhanced-geometry svg:viewBox="0 0 21600 21600" draw:type="rectangle" draw:enhanced-path="M 0 0 L 21600 0 21600 21600 0 21600 0 0 Z N"/>
        </draw:custom-shape>
        <draw:connector draw:style-name="gr36" draw:text-style-name="P6" draw:layer="layout" draw:line-skew="1.5cm" svg:x1="4.225cm" svg:y1="4.045cm" svg:x2="5.166cm" svg:y2="4.045cm" draw:start-shape="id18" draw:start-glue-point="1" draw:end-shape="id19" draw:end-glue-point="3" svg:d="M4225 4045h941" svg:viewBox="0 0 942 1">
          <text:p/>
        </draw:connector>
        <draw:connector draw:style-name="gr37" draw:text-style-name="P6" draw:layer="layout" draw:line-skew="0.038cm" svg:x1="7.348cm" svg:y1="4.045cm" svg:x2="8.546cm" svg:y2="4.644cm" draw:start-shape="id19" draw:start-glue-point="1" draw:end-shape="id20" draw:end-glue-point="3" svg:d="M7348 4045h652v599h546" svg:viewBox="0 0 1199 600">
          <text:p/>
        </draw:connector>
        <draw:connector draw:style-name="gr37" draw:text-style-name="P6" draw:layer="layout" draw:line-skew="0.038cm" svg:x1="8.546cm" svg:y1="3.617cm" svg:x2="7.348cm" svg:y2="4.045cm" draw:start-shape="id13" draw:start-glue-point="3" draw:end-shape="id19" draw:end-glue-point="1" svg:d="M8546 3617h-546v428h-652" svg:viewBox="0 0 1199 429">
          <text:p/>
        </draw:connector>
        <draw:custom-shape draw:style-name="gr38" draw:text-style-name="P21" xml:id="id27" draw:id="id27" draw:layer="layout" svg:width="0.7cm" svg:height="0.4cm" draw:transform="rotate (-1.5707963267949) translate (10.2cm 11.8cm)">
          <text:p text:style-name="P1"><text:span text:style-name="T3">DAC</text:span></text:p>
          <draw:enhanced-geometry svg:viewBox="0 0 21600 21600" draw:text-areas="0 0 21600 21600" draw:type="pentagon-right" draw:modifiers="16146.077032810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9" draw:text-style-name="P9" draw:layer="layout" svg:width="2.395cm" svg:height="0.684cm" svg:x="5.081cm" svg:y="2.762cm">
          <text:p text:style-name="P1"><text:span text:style-name="T1">Heater</text:span><text:span text:style-name="T1"><text:line-break/></text:span><text:span text:style-name="T3">14.4R thick film res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line-skew="1.5cm" svg:x1="7.5cm" svg:y1="9.3cm" svg:x2="5.2cm" svg:y2="9.3cm" draw:start-shape="id4" draw:start-glue-point="3" draw:end-shape="id21" draw:end-glue-point="1" svg:d="M7500 9300h-2300" svg:viewBox="0 0 2301 1">
          <text:p text:style-name="P1"><text:span text:style-name="T4">I2C</text:span></text:p>
        </draw:connector>
        <draw:connector draw:style-name="gr21" draw:text-style-name="P6" draw:layer="layout" svg:x1="8.1cm" svg:y1="9cm" svg:x2="8.6cm" svg:y2="5.85cm" draw:start-shape="id22" draw:start-glue-point="0" draw:end-shape="id23" draw:end-glue-point="3" svg:d="M8100 9000v-1544h-1v-1606h501" svg:viewBox="0 0 502 3151">
          <text:p/>
        </draw:connector>
        <draw:custom-shape draw:style-name="gr13" draw:text-style-name="P8" xml:id="id24" draw:id="id24" draw:layer="layout" svg:width="0.2cm" svg:height="0.1cm" svg:x="10.3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6" draw:layer="layout" draw:line-skew="1.5cm" svg:x1="10.4cm" svg:y1="9cm" svg:x2="13.5cm" svg:y2="6.35cm" draw:start-shape="id24" draw:start-glue-point="0" draw:end-shape="id25" draw:end-glue-point="3" svg:d="M10400 9000v-2650h3100" svg:viewBox="0 0 3101 2651">
          <text:p/>
        </draw:connector>
        <draw:custom-shape draw:style-name="gr41" draw:text-style-name="P22" xml:id="id26" draw:id="id26" draw:layer="layout" svg:width="1.925cm" svg:height="0.471cm" svg:x="8.546cm" svg:y="2.505cm">
          <text:p text:style-name="P1"><text:span text:style-name="T1">Solar charging</text:span></text:p>
          <draw:enhanced-geometry svg:viewBox="0 0 21600 21600" draw:type="rectangle" draw:enhanced-path="M 0 0 L 21600 0 21600 21600 0 21600 0 0 Z N"/>
        </draw:custom-shape>
        <draw:connector draw:style-name="gr42" draw:text-style-name="P6" draw:layer="layout" draw:line-skew="0.038cm" svg:x1="8.546cm" svg:y1="2.74cm" svg:x2="7.348cm" svg:y2="4.045cm" draw:start-shape="id26" draw:start-glue-point="3" draw:end-shape="id19" draw:end-glue-point="1" svg:d="M8546 2740h-546v1305h-652" svg:viewBox="0 0 1199 1306">
          <text:p/>
        </draw:connector>
        <draw:connector draw:style-name="gr40" draw:text-style-name="P23" draw:layer="layout" draw:line-skew="1.5cm" svg:x1="10cm" svg:y1="12.5cm" svg:x2="10.514cm" svg:y2="14.571cm" draw:start-shape="id27" draw:start-glue-point="1" draw:end-shape="id8" draw:end-glue-point="7" svg:d="M10000 12500v2071h514" svg:viewBox="0 0 515 2072">
          <text:p/>
        </draw:connector>
        <draw:connector draw:style-name="gr43" draw:text-style-name="P23" draw:layer="layout" draw:line-skew="1.5cm" svg:x1="12.3cm" svg:y1="8.5cm" svg:x2="11cm" svg:y2="9.4cm" draw:start-shape="id28" draw:start-glue-point="2" draw:end-shape="id29" draw:end-glue-point="1" svg:d="M12300 8500v900h-1300" svg:viewBox="0 0 1301 901">
          <text:p/>
        </draw:connector>
        <draw:connector draw:style-name="gr43" draw:text-style-name="P23" draw:layer="layout" draw:line-skew="1.5cm" svg:x1="12.7cm" svg:y1="10.2cm" svg:x2="11cm" svg:y2="9.4cm" draw:start-shape="id30" draw:start-glue-point="0" draw:end-shape="id29" draw:end-glue-point="1" svg:d="M12700 10200v-800h-1700" svg:viewBox="0 0 1701 801">
          <text:p/>
        </draw:connector>
        <draw:connector draw:style-name="gr43" draw:text-style-name="P23" draw:layer="layout" draw:line-skew="1.5cm" svg:x1="14.9cm" svg:y1="10.2cm" svg:x2="11cm" svg:y2="9.4cm" draw:start-shape="id31" draw:start-glue-point="0" draw:end-shape="id29" draw:end-glue-point="1" svg:d="M14900 10200v-800h-3900" svg:viewBox="0 0 3901 801">
          <text:p/>
        </draw:connector>
        <draw:connector draw:style-name="gr43" draw:text-style-name="P23" draw:layer="layout" draw:line-skew="1.5cm" svg:x1="14.15cm" svg:y1="7.8cm" svg:x2="11cm" svg:y2="9.4cm" draw:start-shape="id32" draw:start-glue-point="2" draw:end-shape="id29" draw:end-glue-point="1" svg:d="M14150 7800v1600h-3150" svg:viewBox="0 0 3151 1601">
          <text:p/>
        </draw:connector>
        <draw:connector draw:style-name="gr43" draw:text-style-name="P23" draw:layer="layout" draw:line-skew="0.299cm" svg:x1="16.65cm" svg:y1="7cm" svg:x2="14.15cm" svg:y2="7.8cm" draw:start-shape="id12" draw:start-glue-point="2" draw:end-shape="id32" draw:end-glue-point="2" svg:d="M16650 7000v1600h-2500v-800" svg:viewBox="0 0 2501 1601">
          <text:p/>
        </draw:connector>
        <draw:connector draw:style-name="gr8" draw:text-style-name="P23" draw:layer="layout" draw:line-skew="1.5cm" svg:x1="16.076cm" svg:y1="6.997cm" svg:x2="14.8cm" svg:y2="7.5cm" draw:start-shape="id33" draw:start-glue-point="2" draw:end-shape="id32" draw:end-glue-point="1" svg:d="M16076 6997v503h-1276" svg:viewBox="0 0 1277 504">
          <text:p/>
        </draw:connector>
        <draw:connector draw:style-name="gr44" draw:text-style-name="P24" draw:layer="layout" draw:line-skew="1.5cm" svg:x1="11cm" svg:y1="9.4cm" svg:x2="16.5cm" svg:y2="9.4cm" draw:start-shape="id29" draw:start-glue-point="1" draw:end-shape="id34" draw:end-glue-point="3" svg:d="M11000 9400h5500" svg:viewBox="0 0 5501 1">
          <text:p text:style-name="P1"><text:span text:style-name="T7">SPI</text:span></text:p>
        </draw:connector>
        <draw:custom-shape draw:style-name="gr45" draw:text-style-name="P25" draw:layer="layout" svg:width="1.925cm" svg:height="0.885cm" svg:x="8.6cm" svg:y="5.215cm">
          <text:p text:style-name="P1"><text:span text:style-name="T1">LDO 3.3V</text:span><text:span text:style-name="T1"><text:line-break/></text:span><text:span text:style-name="T3">NCP718</text:span></text:p>
          <draw:enhanced-geometry svg:viewBox="0 0 21600 21600" draw:type="rectangle" draw:enhanced-path="M 0 0 L 21600 0 21600 21600 0 21600 0 0 Z N"/>
        </draw:custom-shape>
        <draw:connector draw:style-name="gr37" draw:text-style-name="P6" draw:layer="layout" draw:line-skew="0.011cm" svg:x1="7.348cm" svg:y1="4.045cm" svg:x2="8.6cm" svg:y2="5.45cm" draw:start-shape="id19" draw:start-glue-point="1" draw:end-shape="id35" draw:end-glue-point="3" svg:d="M7348 4045h652v1405h600" svg:viewBox="0 0 1253 1406">
          <text:p/>
        </draw:connector>
        <draw:custom-shape draw:style-name="gr46" draw:text-style-name="P19" xml:id="id23" draw:id="id23" draw:layer="layout" svg:width="0.3cm" svg:height="0.1cm" svg:x="8.6cm" svg:y="5.8cm">
          <text:p text:style-name="P1"><text:span text:style-name="T8">ena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xml:id="id35" draw:id="id35" draw:layer="layout" svg:width="0.2cm" svg:height="0.1cm" svg:x="8.6cm" svg:y="5.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48" draw:text-style-name="P26" draw:layer="layout" svg:width="2.5cm" svg:height="1.501cm" svg:x="2.15cm" svg:y="13cm">
          <text:p text:style-name="P1"><text:span text:style-name="T9">DAC</text:span></text:p>
          <text:p text:style-name="P1"><text:span text:style-name="T10">Internal uC</text:span></text:p>
          <draw:enhanced-geometry svg:viewBox="0 0 21600 21600" draw:mirror-horizontal="false" draw:mirror-vertical="false" draw:text-areas="0 0 21600 21600" draw:type="pentagon-right" draw:modifiers="16521.711315473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9" draw:text-style-name="P26" draw:layer="layout" svg:width="1.001cm" svg:height="1.001cm" draw:transform="rotate (-1.5707963267949) translate (6.151cm 13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0" draw:text-style-name="P23" draw:layer="layout" svg:x1="6.15cm" svg:y1="14cm" svg:x2="6.4cm" svg:y2="14cm">
          <text:p/>
        </draw:line>
        <draw:line draw:style-name="gr50" draw:text-style-name="P23" draw:layer="layout" svg:x1="6.4cm" svg:y1="14cm" svg:x2="6.4cm" svg:y2="14.75cm">
          <text:p/>
        </draw:line>
        <draw:line draw:style-name="gr50" draw:text-style-name="P23" draw:layer="layout" svg:x1="6.4cm" svg:y1="14.75cm" svg:x2="4.9cm" svg:y2="14.75cm">
          <text:p/>
        </draw:line>
        <draw:line draw:style-name="gr50" draw:text-style-name="P23" draw:layer="layout" svg:x1="4.9cm" svg:y1="14.75cm" svg:x2="4.9cm" svg:y2="14.25cm">
          <text:p/>
        </draw:line>
        <draw:line draw:style-name="gr50" draw:text-style-name="P23" draw:layer="layout" svg:x1="4.9cm" svg:y1="14.25cm" svg:x2="5.15cm" svg:y2="14.25cm">
          <text:p/>
        </draw:line>
        <draw:line draw:style-name="gr50" draw:text-style-name="P23" draw:layer="layout" svg:x1="5.15cm" svg:y1="13.75cm" svg:x2="4.65cm" svg:y2="13.75cm">
          <text:p/>
        </draw:line>
        <draw:custom-shape draw:style-name="gr49" draw:text-style-name="P26" draw:layer="layout" svg:width="1cm" svg:height="1.001cm" draw:transform="rotate (-1.5707963267949) translate (7.351cm 1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0" draw:text-style-name="P23" draw:layer="layout" svg:x1="6.35cm" svg:y1="16cm" svg:x2="5.6cm" svg:y2="16cm">
          <text:p/>
        </draw:line>
        <draw:custom-shape draw:style-name="gr51" draw:text-style-name="P26" draw:layer="layout" svg:width="0.249cm" svg:height="0.25cm" svg:x="7.351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0" draw:text-style-name="P23" draw:layer="layout" svg:x1="10.851cm" svg:y1="14.75cm" svg:x2="10.851cm" svg:y2="15.25cm">
            <text:p/>
          </draw:line>
          <draw:line draw:style-name="gr50" draw:text-style-name="P23" draw:layer="layout" svg:x1="10.851cm" svg:y1="14.75cm" svg:x2="11.101cm" svg:y2="15cm">
            <text:p/>
          </draw:line>
          <draw:line draw:style-name="gr50" draw:text-style-name="P23" draw:layer="layout" svg:x1="10.851cm" svg:y1="15.25cm" svg:x2="11.101cm" svg:y2="15cm">
            <text:p/>
          </draw:line>
          <draw:line draw:style-name="gr50" draw:text-style-name="P23" draw:layer="layout" svg:x1="11.101cm" svg:y1="14.75cm" svg:x2="11.101cm" svg:y2="15.25cm">
            <text:p/>
          </draw:line>
          <draw:line draw:style-name="gr50" draw:text-style-name="P23" draw:layer="layout" svg:x1="11.351cm" svg:y1="15cm" svg:x2="11.101cm" svg:y2="15cm">
            <text:p/>
          </draw:line>
          <draw:line draw:style-name="gr50" draw:text-style-name="P23" draw:layer="layout" svg:x1="10.601cm" svg:y1="15cm" svg:x2="10.851cm" svg:y2="15cm">
            <text:p/>
          </draw:line>
        </draw:g>
        <draw:g>
          <draw:line draw:style-name="gr50" draw:text-style-name="P23" draw:layer="layout" svg:x1="12.101cm" svg:y1="14.75cm" svg:x2="12.101cm" svg:y2="15.25cm">
            <text:p/>
          </draw:line>
          <draw:line draw:style-name="gr50" draw:text-style-name="P23" draw:layer="layout" svg:x1="12.101cm" svg:y1="14.75cm" svg:x2="12.351cm" svg:y2="15cm">
            <text:p/>
          </draw:line>
          <draw:line draw:style-name="gr50" draw:text-style-name="P23" draw:layer="layout" svg:x1="12.101cm" svg:y1="15.25cm" svg:x2="12.351cm" svg:y2="15cm">
            <text:p/>
          </draw:line>
          <draw:line draw:style-name="gr50" draw:text-style-name="P23" draw:layer="layout" svg:x1="12.351cm" svg:y1="14.75cm" svg:x2="12.351cm" svg:y2="15.25cm">
            <text:p/>
          </draw:line>
          <draw:line draw:style-name="gr50" draw:text-style-name="P23" draw:layer="layout" svg:x1="12.601cm" svg:y1="15cm" svg:x2="12.351cm" svg:y2="15cm">
            <text:p/>
          </draw:line>
          <draw:line draw:style-name="gr50" draw:text-style-name="P23" draw:layer="layout" svg:x1="11.851cm" svg:y1="15cm" svg:x2="12.101cm" svg:y2="15cm">
            <text:p/>
          </draw:line>
        </draw:g>
        <draw:g>
          <draw:line draw:style-name="gr50" draw:text-style-name="P23" draw:layer="layout" svg:x1="13.351cm" svg:y1="14.75cm" svg:x2="13.351cm" svg:y2="15.25cm">
            <text:p/>
          </draw:line>
          <draw:line draw:style-name="gr50" draw:text-style-name="P23" draw:layer="layout" svg:x1="13.351cm" svg:y1="14.75cm" svg:x2="13.601cm" svg:y2="15cm">
            <text:p/>
          </draw:line>
          <draw:line draw:style-name="gr50" draw:text-style-name="P23" draw:layer="layout" svg:x1="13.351cm" svg:y1="15.25cm" svg:x2="13.601cm" svg:y2="15cm">
            <text:p/>
          </draw:line>
          <draw:line draw:style-name="gr50" draw:text-style-name="P23" draw:layer="layout" svg:x1="13.601cm" svg:y1="14.75cm" svg:x2="13.601cm" svg:y2="15.25cm">
            <text:p/>
          </draw:line>
          <draw:line draw:style-name="gr50" draw:text-style-name="P23" draw:layer="layout" svg:x1="13.851cm" svg:y1="15cm" svg:x2="13.601cm" svg:y2="15cm">
            <text:p/>
          </draw:line>
          <draw:line draw:style-name="gr50" draw:text-style-name="P23" draw:layer="layout" svg:x1="13.101cm" svg:y1="15cm" svg:x2="13.351cm" svg:y2="15cm">
            <text:p/>
          </draw:line>
        </draw:g>
        <draw:g>
          <draw:line draw:style-name="gr50" draw:text-style-name="P23" draw:layer="layout" svg:x1="10.85cm" svg:y1="17.6cm" svg:x2="10.85cm" svg:y2="17.1cm">
            <text:p/>
          </draw:line>
          <draw:line draw:style-name="gr50" draw:text-style-name="P23" draw:layer="layout" svg:x1="10.85cm" svg:y1="17.6cm" svg:x2="11.1cm" svg:y2="17.35cm">
            <text:p/>
          </draw:line>
          <draw:line draw:style-name="gr50" draw:text-style-name="P23" draw:layer="layout" svg:x1="10.85cm" svg:y1="17.1cm" svg:x2="11.1cm" svg:y2="17.35cm">
            <text:p/>
          </draw:line>
          <draw:line draw:style-name="gr50" draw:text-style-name="P23" draw:layer="layout" svg:x1="11.1cm" svg:y1="17.6cm" svg:x2="11.1cm" svg:y2="17.1cm">
            <text:p/>
          </draw:line>
          <draw:line draw:style-name="gr50" draw:text-style-name="P23" draw:layer="layout" svg:x1="11.35cm" svg:y1="17.35cm" svg:x2="11.1cm" svg:y2="17.35cm">
            <text:p/>
          </draw:line>
          <draw:line draw:style-name="gr50" draw:text-style-name="P23" draw:layer="layout" svg:x1="10.6cm" svg:y1="17.35cm" svg:x2="10.85cm" svg:y2="17.35cm">
            <text:p/>
          </draw:line>
        </draw:g>
        <draw:g>
          <draw:line draw:style-name="gr50" draw:text-style-name="P23" draw:layer="layout" svg:x1="12.1cm" svg:y1="17.6cm" svg:x2="12.1cm" svg:y2="17.1cm">
            <text:p/>
          </draw:line>
          <draw:line draw:style-name="gr50" draw:text-style-name="P23" draw:layer="layout" svg:x1="12.1cm" svg:y1="17.6cm" svg:x2="12.35cm" svg:y2="17.35cm">
            <text:p/>
          </draw:line>
          <draw:line draw:style-name="gr50" draw:text-style-name="P23" draw:layer="layout" svg:x1="12.1cm" svg:y1="17.1cm" svg:x2="12.35cm" svg:y2="17.35cm">
            <text:p/>
          </draw:line>
          <draw:line draw:style-name="gr50" draw:text-style-name="P23" draw:layer="layout" svg:x1="12.35cm" svg:y1="17.6cm" svg:x2="12.35cm" svg:y2="17.1cm">
            <text:p/>
          </draw:line>
          <draw:line draw:style-name="gr50" draw:text-style-name="P23" draw:layer="layout" svg:x1="12.6cm" svg:y1="17.35cm" svg:x2="12.35cm" svg:y2="17.35cm">
            <text:p/>
          </draw:line>
          <draw:line draw:style-name="gr50" draw:text-style-name="P23" draw:layer="layout" svg:x1="11.85cm" svg:y1="17.35cm" svg:x2="12.1cm" svg:y2="17.35cm">
            <text:p/>
          </draw:line>
        </draw:g>
        <draw:g>
          <draw:line draw:style-name="gr50" draw:text-style-name="P23" draw:layer="layout" svg:x1="13.35cm" svg:y1="17.6cm" svg:x2="13.35cm" svg:y2="17.1cm">
            <text:p/>
          </draw:line>
          <draw:line draw:style-name="gr50" draw:text-style-name="P23" draw:layer="layout" svg:x1="13.35cm" svg:y1="17.6cm" svg:x2="13.6cm" svg:y2="17.35cm">
            <text:p/>
          </draw:line>
          <draw:line draw:style-name="gr50" draw:text-style-name="P23" draw:layer="layout" svg:x1="13.35cm" svg:y1="17.1cm" svg:x2="13.6cm" svg:y2="17.35cm">
            <text:p/>
          </draw:line>
          <draw:line draw:style-name="gr50" draw:text-style-name="P23" draw:layer="layout" svg:x1="13.6cm" svg:y1="17.6cm" svg:x2="13.6cm" svg:y2="17.1cm">
            <text:p/>
          </draw:line>
          <draw:line draw:style-name="gr50" draw:text-style-name="P23" draw:layer="layout" svg:x1="13.85cm" svg:y1="17.35cm" svg:x2="13.6cm" svg:y2="17.35cm">
            <text:p/>
          </draw:line>
          <draw:line draw:style-name="gr50" draw:text-style-name="P23" draw:layer="layout" svg:x1="13.1cm" svg:y1="17.35cm" svg:x2="13.35cm" svg:y2="17.35cm">
            <text:p/>
          </draw:line>
        </draw:g>
        <draw:line draw:style-name="gr50" draw:text-style-name="P23" draw:layer="layout" svg:x1="11.601cm" svg:y1="15cm" svg:x2="11.351cm" svg:y2="15cm">
          <text:p/>
        </draw:line>
        <draw:line draw:style-name="gr50" draw:text-style-name="P23" draw:layer="layout" svg:x1="13.101cm" svg:y1="15cm" svg:x2="12.601cm" svg:y2="15cm">
          <text:p/>
        </draw:line>
        <draw:line draw:style-name="gr50" draw:text-style-name="P23" draw:layer="layout" svg:x1="12.851cm" svg:y1="15cm" svg:x2="12.851cm" svg:y2="15.5cm">
          <text:p/>
        </draw:line>
        <draw:line draw:style-name="gr50" draw:text-style-name="P23" draw:layer="layout" svg:x1="13.101cm" svg:y1="15.5cm" svg:x2="12.601cm" svg:y2="15.5cm">
          <text:p/>
        </draw:line>
        <draw:line draw:style-name="gr50" draw:text-style-name="P23" draw:layer="layout" svg:x1="13.101cm" svg:y1="15.6cm" svg:x2="12.601cm" svg:y2="15.6cm">
          <text:p/>
        </draw:line>
        <draw:line draw:style-name="gr50" draw:text-style-name="P23" draw:layer="layout" svg:x1="12.851cm" svg:y1="15.6cm" svg:x2="12.851cm" svg:y2="16cm">
          <text:p/>
        </draw:line>
        <draw:line draw:style-name="gr50" draw:text-style-name="P23" draw:layer="layout" svg:x1="11.851cm" svg:y1="15cm" svg:x2="11.351cm" svg:y2="15cm">
          <text:p/>
        </draw:line>
        <draw:line draw:style-name="gr50" draw:text-style-name="P23" draw:layer="layout" svg:x1="11.601cm" svg:y1="15cm" svg:x2="11.601cm" svg:y2="15.5cm">
          <text:p/>
        </draw:line>
        <draw:line draw:style-name="gr50" draw:text-style-name="P23" draw:layer="layout" svg:x1="11.851cm" svg:y1="15.5cm" svg:x2="11.351cm" svg:y2="15.5cm">
          <text:p/>
        </draw:line>
        <draw:line draw:style-name="gr50" draw:text-style-name="P23" draw:layer="layout" svg:x1="11.851cm" svg:y1="15.6cm" svg:x2="11.351cm" svg:y2="15.6cm">
          <text:p/>
        </draw:line>
        <draw:line draw:style-name="gr50" draw:text-style-name="P23" draw:layer="layout" svg:x1="11.601cm" svg:y1="15.6cm" svg:x2="11.601cm" svg:y2="16cm">
          <text:p/>
        </draw:line>
        <draw:line draw:style-name="gr50" draw:text-style-name="P23" draw:layer="layout" svg:x1="13.1cm" svg:y1="17.35cm" svg:x2="12.6cm" svg:y2="17.35cm">
          <text:p/>
        </draw:line>
        <draw:line draw:style-name="gr50" draw:text-style-name="P23" draw:layer="layout" svg:x1="12.85cm" svg:y1="17.35cm" svg:x2="12.85cm" svg:y2="16.85cm">
          <text:p/>
        </draw:line>
        <draw:line draw:style-name="gr50" draw:text-style-name="P23" draw:layer="layout" svg:x1="13.1cm" svg:y1="16.85cm" svg:x2="12.6cm" svg:y2="16.85cm">
          <text:p/>
        </draw:line>
        <draw:line draw:style-name="gr50" draw:text-style-name="P23" draw:layer="layout" svg:x1="13.1cm" svg:y1="16.75cm" svg:x2="12.6cm" svg:y2="16.75cm">
          <text:p/>
        </draw:line>
        <draw:line draw:style-name="gr50" draw:text-style-name="P23" draw:layer="layout" svg:x1="12.85cm" svg:y1="16.75cm" svg:x2="12.85cm" svg:y2="16.35cm">
          <text:p/>
        </draw:line>
        <draw:line draw:style-name="gr50" draw:text-style-name="P23" draw:layer="layout" svg:x1="11.85cm" svg:y1="17.35cm" svg:x2="11.35cm" svg:y2="17.35cm">
          <text:p/>
        </draw:line>
        <draw:line draw:style-name="gr50" draw:text-style-name="P23" draw:layer="layout" svg:x1="11.6cm" svg:y1="17.35cm" svg:x2="11.6cm" svg:y2="16.85cm">
          <text:p/>
        </draw:line>
        <draw:line draw:style-name="gr50" draw:text-style-name="P23" draw:layer="layout" svg:x1="11.85cm" svg:y1="16.85cm" svg:x2="11.35cm" svg:y2="16.85cm">
          <text:p/>
        </draw:line>
        <draw:line draw:style-name="gr50" draw:text-style-name="P23" draw:layer="layout" svg:x1="11.85cm" svg:y1="16.75cm" svg:x2="11.35cm" svg:y2="16.75cm">
          <text:p/>
        </draw:line>
        <draw:line draw:style-name="gr50" draw:text-style-name="P23" draw:layer="layout" svg:x1="11.6cm" svg:y1="16.75cm" svg:x2="11.6cm" svg:y2="16.35cm">
          <text:p/>
        </draw:line>
        <draw:line draw:style-name="gr50" draw:text-style-name="P23" draw:layer="layout" svg:x1="19.451cm" svg:y1="15cm" svg:x2="14.351cm" svg:y2="15cm">
          <text:p/>
        </draw:line>
        <draw:g>
          <draw:line draw:style-name="gr50" draw:text-style-name="P23" draw:layer="layout" svg:x1="14.601cm" svg:y1="15cm" svg:x2="14.601cm" svg:y2="15.5cm">
            <text:p/>
          </draw:line>
          <draw:line draw:style-name="gr50" draw:text-style-name="P23" draw:layer="layout" svg:x1="14.851cm" svg:y1="15.5cm" svg:x2="14.351cm" svg:y2="15.5cm">
            <text:p/>
          </draw:line>
          <draw:line draw:style-name="gr50" draw:text-style-name="P23" draw:layer="layout" svg:x1="14.851cm" svg:y1="15.6cm" svg:x2="14.351cm" svg:y2="15.6cm">
            <text:p/>
          </draw:line>
          <draw:line draw:style-name="gr50" draw:text-style-name="P23" draw:layer="layout" svg:x1="14.601cm" svg:y1="15.6cm" svg:x2="14.601cm" svg:y2="16cm">
            <text:p/>
          </draw:line>
        </draw:g>
        <draw:line draw:style-name="gr50" draw:text-style-name="P23" draw:layer="layout" svg:x1="14.351cm" svg:y1="15cm" svg:x2="13.851cm" svg:y2="15cm">
          <text:p/>
        </draw:line>
        <draw:line draw:style-name="gr50" draw:text-style-name="P23" draw:layer="layout" svg:x1="13.851cm" svg:y1="15cm" svg:x2="13.85cm" svg:y2="17.35cm">
          <text:p/>
        </draw:line>
        <draw:g>
          <draw:line draw:style-name="gr52" draw:text-style-name="P23" draw:layer="layout" svg:x1="16.451cm" svg:y1="15.7cm" svg:x2="16.251cm" svg:y2="15.7cm">
            <text:p/>
          </draw:line>
          <draw:line draw:style-name="gr52" draw:text-style-name="P23" draw:layer="layout" svg:x1="16.451cm" svg:y1="16.2cm" svg:x2="16.251cm" svg:y2="16.2cm">
            <text:p/>
          </draw:line>
          <draw:line draw:style-name="gr52" draw:text-style-name="P23" draw:layer="layout" svg:x1="16.251cm" svg:y1="15.7cm" svg:x2="16.251cm" svg:y2="16.2cm">
            <text:p/>
          </draw:line>
          <draw:line draw:style-name="gr52" draw:text-style-name="P23" draw:layer="layout" svg:x1="16.151cm" svg:y1="15.7cm" svg:x2="16.151cm" svg:y2="16.2cm">
            <text:p/>
          </draw:line>
          <draw:line draw:style-name="gr52" draw:text-style-name="P23" draw:layer="layout" svg:x1="16.451cm" svg:y1="16.2cm" svg:x2="16.451cm" svg:y2="16.4cm">
            <text:p/>
          </draw:line>
          <draw:line draw:style-name="gr52" draw:text-style-name="P23" draw:layer="layout" svg:x1="16.451cm" svg:y1="15.7cm" svg:x2="16.451cm" svg:y2="15.5cm">
            <text:p/>
          </draw:line>
          <draw:line draw:style-name="gr52" draw:text-style-name="P23" draw:layer="layout" svg:x1="16.051cm" svg:y1="15.95cm" svg:x2="15.951cm" svg:y2="15.95cm">
            <text:p/>
          </draw:line>
          <draw:custom-shape draw:style-name="gr53" draw:text-style-name="P26" draw:layer="layout" svg:width="0.1cm" svg:height="0.099cm" svg:x="16.051cm" svg:y="15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2" draw:text-style-name="P23" draw:layer="layout" svg:x1="16.451cm" svg:y1="18.25cm" svg:x2="16.251cm" svg:y2="18.25cm">
            <text:p/>
          </draw:line>
          <draw:line draw:style-name="gr52" draw:text-style-name="P23" draw:layer="layout" svg:x1="16.451cm" svg:y1="18.75cm" svg:x2="16.251cm" svg:y2="18.75cm">
            <text:p/>
          </draw:line>
          <draw:line draw:style-name="gr52" draw:text-style-name="P23" draw:layer="layout" svg:x1="16.251cm" svg:y1="18.25cm" svg:x2="16.251cm" svg:y2="18.75cm">
            <text:p/>
          </draw:line>
          <draw:line draw:style-name="gr52" draw:text-style-name="P23" draw:layer="layout" svg:x1="16.151cm" svg:y1="18.25cm" svg:x2="16.151cm" svg:y2="18.75cm">
            <text:p/>
          </draw:line>
          <draw:line draw:style-name="gr52" draw:text-style-name="P23" draw:layer="layout" svg:x1="16.451cm" svg:y1="18.75cm" svg:x2="16.451cm" svg:y2="18.95cm">
            <text:p/>
          </draw:line>
          <draw:line draw:style-name="gr52" draw:text-style-name="P23" draw:layer="layout" svg:x1="16.451cm" svg:y1="18.25cm" svg:x2="16.451cm" svg:y2="18.05cm">
            <text:p/>
          </draw:line>
          <draw:line draw:style-name="gr52" draw:text-style-name="P23" draw:layer="layout" svg:x1="16.151cm" svg:y1="18.5cm" svg:x2="15.951cm" svg:y2="18.5cm">
            <text:p/>
          </draw:line>
        </draw:g>
        <draw:g>
          <draw:line draw:style-name="gr52" draw:text-style-name="P23" draw:layer="layout" svg:x1="18.451cm" svg:y1="18.25cm" svg:x2="18.651cm" svg:y2="18.25cm">
            <text:p/>
          </draw:line>
          <draw:line draw:style-name="gr52" draw:text-style-name="P23" draw:layer="layout" svg:x1="18.451cm" svg:y1="18.75cm" svg:x2="18.651cm" svg:y2="18.75cm">
            <text:p/>
          </draw:line>
          <draw:line draw:style-name="gr52" draw:text-style-name="P23" draw:layer="layout" svg:x1="18.651cm" svg:y1="18.25cm" svg:x2="18.651cm" svg:y2="18.75cm">
            <text:p/>
          </draw:line>
          <draw:line draw:style-name="gr52" draw:text-style-name="P23" draw:layer="layout" svg:x1="18.751cm" svg:y1="18.25cm" svg:x2="18.751cm" svg:y2="18.75cm">
            <text:p/>
          </draw:line>
          <draw:line draw:style-name="gr52" draw:text-style-name="P23" draw:layer="layout" svg:x1="18.451cm" svg:y1="18.75cm" svg:x2="18.451cm" svg:y2="18.95cm">
            <text:p/>
          </draw:line>
          <draw:line draw:style-name="gr52" draw:text-style-name="P23" draw:layer="layout" svg:x1="18.451cm" svg:y1="18.25cm" svg:x2="18.451cm" svg:y2="18.05cm">
            <text:p/>
          </draw:line>
          <draw:line draw:style-name="gr52" draw:text-style-name="P23" draw:layer="layout" svg:x1="18.751cm" svg:y1="18.5cm" svg:x2="18.951cm" svg:y2="18.5cm">
            <text:p/>
          </draw:line>
        </draw:g>
        <draw:line draw:style-name="gr52" draw:text-style-name="P23" draw:layer="layout" svg:x1="16.451cm" svg:y1="16.4cm" svg:x2="16.451cm" svg:y2="18.05cm">
          <text:p/>
        </draw:line>
        <draw:line draw:style-name="gr52" draw:text-style-name="P23" draw:layer="layout" svg:x1="18.451cm" svg:y1="16.35cm" svg:x2="18.451cm" svg:y2="18.05cm">
          <text:p/>
        </draw:line>
        <draw:custom-shape draw:style-name="gr53" draw:text-style-name="P26" draw:layer="layout" svg:width="0.4cm" svg:height="0.15cm" svg:x="17.251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6" draw:layer="layout" svg:width="0.7cm" svg:height="0.15cm" svg:x="17.101cm" svg:y="16.35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4717.7730192719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4" draw:text-style-name="P26" draw:layer="layout" svg:x1="17.351cm" svg:y1="16.65cm" svg:x2="17.351cm" svg:y2="16.75cm">
          <text:p/>
        </draw:line>
        <draw:line draw:style-name="gr54" draw:text-style-name="P26" draw:layer="layout" svg:x1="17.551cm" svg:y1="16.65cm" svg:x2="17.551cm" svg:y2="16.75cm">
          <text:p/>
        </draw:line>
        <draw:line draw:style-name="gr52" draw:text-style-name="P23" draw:layer="layout" svg:x1="17.351cm" svg:y1="16.75cm" svg:x2="16.451cm" svg:y2="16.75cm">
          <text:p/>
        </draw:line>
        <draw:line draw:style-name="gr52" draw:text-style-name="P23" draw:layer="layout" svg:x1="17.551cm" svg:y1="16.75cm" svg:x2="18.451cm" svg:y2="16.75cm">
          <text:p/>
        </draw:line>
        <draw:line draw:style-name="gr52" draw:text-style-name="P23" draw:layer="layout" svg:x1="16.451cm" svg:y1="15.5cm" svg:x2="16.451cm" svg:y2="15cm">
          <text:p/>
        </draw:line>
        <draw:line draw:style-name="gr52" draw:text-style-name="P23" draw:layer="layout" svg:x1="18.451cm" svg:y1="15.5cm" svg:x2="18.451cm" svg:y2="15cm">
          <text:p/>
        </draw:line>
        <draw:line draw:style-name="gr52" draw:text-style-name="P23" draw:layer="layout" svg:x1="14.751cm" svg:y1="16cm" svg:x2="14.451cm" svg:y2="16cm">
          <text:p/>
        </draw:line>
        <draw:g>
          <draw:line draw:style-name="gr50" draw:text-style-name="P23" draw:layer="layout" svg:x1="15.351cm" svg:y1="15.5cm" svg:x2="15.851cm" svg:y2="15.5cm">
            <text:p/>
          </draw:line>
          <draw:line draw:style-name="gr50" draw:text-style-name="P23" draw:layer="layout" svg:x1="15.351cm" svg:y1="15.5cm" svg:x2="15.601cm" svg:y2="15.25cm">
            <text:p/>
          </draw:line>
          <draw:line draw:style-name="gr50" draw:text-style-name="P23" draw:layer="layout" svg:x1="15.851cm" svg:y1="15.5cm" svg:x2="15.601cm" svg:y2="15.25cm">
            <text:p/>
          </draw:line>
          <draw:line draw:style-name="gr50" draw:text-style-name="P23" draw:layer="layout" svg:x1="15.351cm" svg:y1="15.25cm" svg:x2="15.851cm" svg:y2="15.25cm">
            <text:p/>
          </draw:line>
          <draw:line draw:style-name="gr50" draw:text-style-name="P23" draw:layer="layout" svg:x1="15.601cm" svg:y1="15cm" svg:x2="15.601cm" svg:y2="15.25cm">
            <text:p/>
          </draw:line>
          <draw:line draw:style-name="gr50" draw:text-style-name="P23" draw:layer="layout" svg:x1="15.601cm" svg:y1="15.75cm" svg:x2="15.601cm" svg:y2="15.5cm">
            <text:p/>
          </draw:line>
        </draw:g>
        <draw:g>
          <draw:line draw:style-name="gr50" draw:text-style-name="P23" draw:layer="layout" svg:x1="19.2cm" svg:y1="15.5cm" svg:x2="19.7cm" svg:y2="15.5cm">
            <text:p/>
          </draw:line>
          <draw:line draw:style-name="gr50" draw:text-style-name="P23" draw:layer="layout" svg:x1="19.2cm" svg:y1="15.5cm" svg:x2="19.45cm" svg:y2="15.25cm">
            <text:p/>
          </draw:line>
          <draw:line draw:style-name="gr50" draw:text-style-name="P23" draw:layer="layout" svg:x1="19.7cm" svg:y1="15.5cm" svg:x2="19.45cm" svg:y2="15.25cm">
            <text:p/>
          </draw:line>
          <draw:line draw:style-name="gr50" draw:text-style-name="P23" draw:layer="layout" svg:x1="19.2cm" svg:y1="15.25cm" svg:x2="19.7cm" svg:y2="15.25cm">
            <text:p/>
          </draw:line>
          <draw:line draw:style-name="gr50" draw:text-style-name="P23" draw:layer="layout" svg:x1="19.45cm" svg:y1="15cm" svg:x2="19.45cm" svg:y2="15.25cm">
            <text:p/>
          </draw:line>
          <draw:line draw:style-name="gr50" draw:text-style-name="P23" draw:layer="layout" svg:x1="19.45cm" svg:y1="15.75cm" svg:x2="19.45cm" svg:y2="15.5cm">
            <text:p/>
          </draw:line>
        </draw:g>
        <draw:line draw:style-name="gr52" draw:text-style-name="P23" draw:layer="layout" svg:x1="15.851cm" svg:y1="15.25cm" svg:x2="15.851cm" svg:y2="15.35cm">
          <text:p/>
        </draw:line>
        <draw:line draw:style-name="gr52" draw:text-style-name="P23" draw:layer="layout" svg:x1="19.7cm" svg:y1="15.25cm" svg:x2="19.7cm" svg:y2="15.35cm">
          <text:p/>
        </draw:line>
        <draw:line draw:style-name="gr52" draw:text-style-name="P23" draw:layer="layout" svg:x1="15.951cm" svg:y1="15.95cm" svg:x2="15.601cm" svg:y2="15.95cm">
          <text:p/>
        </draw:line>
        <draw:line draw:style-name="gr52" draw:text-style-name="P23" draw:layer="layout" svg:x1="15.601cm" svg:y1="15.95cm" svg:x2="15.601cm" svg:y2="15.7cm">
          <text:p/>
        </draw:line>
        <draw:line draw:style-name="gr52" draw:text-style-name="P23" draw:layer="layout" svg:x1="19.45cm" svg:y1="15.75cm" svg:x2="19.45cm" svg:y2="15.95cm">
          <text:p/>
        </draw:line>
        <draw:line draw:style-name="gr52" draw:text-style-name="P23" draw:layer="layout" svg:x1="18.951cm" svg:y1="15.95cm" svg:x2="19.451cm" svg:y2="15.95cm">
          <text:p/>
        </draw:line>
        <draw:line draw:style-name="gr52" draw:text-style-name="P23" draw:layer="layout" svg:x1="10.6cm" svg:y1="17.35cm" svg:x2="10.601cm" svg:y2="14cm">
          <text:p/>
        </draw:line>
        <draw:line draw:style-name="gr52" draw:text-style-name="P23" draw:layer="layout" svg:x1="7.75cm" svg:y1="14cm" svg:x2="10.6cm" svg:y2="14cm">
          <text:p/>
        </draw:line>
        <draw:line draw:style-name="gr50" draw:text-style-name="P23" draw:layer="layout" svg:x1="15.601cm" svg:y1="15.95cm" svg:x2="15.601cm" svg:y2="16.45cm">
          <text:p/>
        </draw:line>
        <draw:line draw:style-name="gr50" draw:text-style-name="P23" draw:layer="layout" svg:x1="15.851cm" svg:y1="16.45cm" svg:x2="15.351cm" svg:y2="16.45cm">
          <text:p/>
        </draw:line>
        <draw:line draw:style-name="gr50" draw:text-style-name="P23" draw:layer="layout" svg:x1="15.851cm" svg:y1="16.55cm" svg:x2="15.351cm" svg:y2="16.55cm">
          <text:p/>
        </draw:line>
        <draw:line draw:style-name="gr50" draw:text-style-name="P23" draw:layer="layout" svg:x1="15.601cm" svg:y1="16.55cm" svg:x2="15.601cm" svg:y2="16.95cm">
          <text:p/>
        </draw:line>
        <draw:line draw:style-name="gr50" draw:text-style-name="P23" draw:layer="layout" svg:x1="19.45cm" svg:y1="15.95cm" svg:x2="19.45cm" svg:y2="16.45cm">
          <text:p/>
        </draw:line>
        <draw:line draw:style-name="gr50" draw:text-style-name="P23" draw:layer="layout" svg:x1="19.7cm" svg:y1="16.45cm" svg:x2="19.2cm" svg:y2="16.45cm">
          <text:p/>
        </draw:line>
        <draw:line draw:style-name="gr50" draw:text-style-name="P23" draw:layer="layout" svg:x1="19.7cm" svg:y1="16.55cm" svg:x2="19.2cm" svg:y2="16.55cm">
          <text:p/>
        </draw:line>
        <draw:line draw:style-name="gr50" draw:text-style-name="P23" draw:layer="layout" svg:x1="19.45cm" svg:y1="16.55cm" svg:x2="19.45cm" svg:y2="16.95cm">
          <text:p/>
        </draw:line>
        <draw:line draw:style-name="gr52" draw:text-style-name="P23" draw:layer="layout" svg:x1="15.6cm" svg:y1="18.5cm" svg:x2="15.6cm" svg:y2="16.9cm">
          <text:p/>
        </draw:line>
        <draw:g>
          <draw:line draw:style-name="gr52" draw:text-style-name="P23" draw:layer="layout" svg:x1="18.451cm" svg:y1="15.7cm" svg:x2="18.651cm" svg:y2="15.7cm">
            <text:p/>
          </draw:line>
          <draw:line draw:style-name="gr52" draw:text-style-name="P23" draw:layer="layout" svg:x1="18.451cm" svg:y1="16.2cm" svg:x2="18.651cm" svg:y2="16.2cm">
            <text:p/>
          </draw:line>
          <draw:line draw:style-name="gr52" draw:text-style-name="P23" draw:layer="layout" svg:x1="18.651cm" svg:y1="15.7cm" svg:x2="18.651cm" svg:y2="16.2cm">
            <text:p/>
          </draw:line>
          <draw:line draw:style-name="gr52" draw:text-style-name="P23" draw:layer="layout" svg:x1="18.751cm" svg:y1="15.7cm" svg:x2="18.751cm" svg:y2="16.2cm">
            <text:p/>
          </draw:line>
          <draw:line draw:style-name="gr52" draw:text-style-name="P23" draw:layer="layout" svg:x1="18.451cm" svg:y1="16.2cm" svg:x2="18.451cm" svg:y2="16.4cm">
            <text:p/>
          </draw:line>
          <draw:line draw:style-name="gr52" draw:text-style-name="P23" draw:layer="layout" svg:x1="18.451cm" svg:y1="15.7cm" svg:x2="18.451cm" svg:y2="15.5cm">
            <text:p/>
          </draw:line>
          <draw:line draw:style-name="gr52" draw:text-style-name="P23" draw:layer="layout" svg:x1="18.851cm" svg:y1="15.95cm" svg:x2="18.951cm" svg:y2="15.95cm">
            <text:p/>
          </draw:line>
          <draw:custom-shape draw:style-name="gr53" draw:text-style-name="P26" draw:layer="layout" svg:width="0.1cm" svg:height="0.099cm" svg:x="18.751cm" svg:y="15.90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2" draw:text-style-name="P23" draw:layer="layout" svg:x1="16.601cm" svg:y1="18.95cm" svg:x2="16.301cm" svg:y2="18.95cm">
          <text:p/>
        </draw:line>
        <draw:line draw:style-name="gr52" draw:text-style-name="P23" draw:layer="layout" svg:x1="18.601cm" svg:y1="18.95cm" svg:x2="18.301cm" svg:y2="18.95cm">
          <text:p/>
        </draw:line>
        <draw:g>
          <draw:line draw:style-name="gr52" draw:text-style-name="P23" draw:layer="layout" svg:x1="9.601cm" svg:y1="15.2cm" svg:x2="9.401cm" svg:y2="15.2cm">
            <text:p/>
          </draw:line>
          <draw:line draw:style-name="gr52" draw:text-style-name="P23" draw:layer="layout" svg:x1="9.601cm" svg:y1="15.7cm" svg:x2="9.401cm" svg:y2="15.7cm">
            <text:p/>
          </draw:line>
          <draw:line draw:style-name="gr52" draw:text-style-name="P23" draw:layer="layout" svg:x1="9.401cm" svg:y1="15.2cm" svg:x2="9.401cm" svg:y2="15.7cm">
            <text:p/>
          </draw:line>
          <draw:line draw:style-name="gr52" draw:text-style-name="P23" draw:layer="layout" svg:x1="9.301cm" svg:y1="15.2cm" svg:x2="9.301cm" svg:y2="15.7cm">
            <text:p/>
          </draw:line>
          <draw:line draw:style-name="gr52" draw:text-style-name="P23" draw:layer="layout" svg:x1="9.601cm" svg:y1="15.7cm" svg:x2="9.601cm" svg:y2="15.9cm">
            <text:p/>
          </draw:line>
          <draw:line draw:style-name="gr52" draw:text-style-name="P23" draw:layer="layout" svg:x1="9.601cm" svg:y1="15.2cm" svg:x2="9.601cm" svg:y2="15cm">
            <text:p/>
          </draw:line>
          <draw:line draw:style-name="gr52" draw:text-style-name="P23" draw:layer="layout" svg:x1="9.201cm" svg:y1="15.45cm" svg:x2="9.101cm" svg:y2="15.45cm">
            <text:p/>
          </draw:line>
          <draw:custom-shape draw:style-name="gr53" draw:text-style-name="P26" draw:layer="layout" svg:width="0.101cm" svg:height="0.1cm" svg:x="9.2cm" svg:y="15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2" draw:text-style-name="P23" draw:layer="layout" svg:x1="9.601cm" svg:y1="16.35cm" svg:x2="9.401cm" svg:y2="16.35cm">
            <text:p/>
          </draw:line>
          <draw:line draw:style-name="gr52" draw:text-style-name="P23" draw:layer="layout" svg:x1="9.601cm" svg:y1="16.85cm" svg:x2="9.401cm" svg:y2="16.85cm">
            <text:p/>
          </draw:line>
          <draw:line draw:style-name="gr52" draw:text-style-name="P23" draw:layer="layout" svg:x1="9.401cm" svg:y1="16.35cm" svg:x2="9.401cm" svg:y2="16.85cm">
            <text:p/>
          </draw:line>
          <draw:line draw:style-name="gr52" draw:text-style-name="P23" draw:layer="layout" svg:x1="9.301cm" svg:y1="16.35cm" svg:x2="9.301cm" svg:y2="16.85cm">
            <text:p/>
          </draw:line>
          <draw:line draw:style-name="gr52" draw:text-style-name="P23" draw:layer="layout" svg:x1="9.601cm" svg:y1="16.85cm" svg:x2="9.601cm" svg:y2="17.05cm">
            <text:p/>
          </draw:line>
          <draw:line draw:style-name="gr52" draw:text-style-name="P23" draw:layer="layout" svg:x1="9.601cm" svg:y1="16.35cm" svg:x2="9.601cm" svg:y2="16.15cm">
            <text:p/>
          </draw:line>
          <draw:line draw:style-name="gr52" draw:text-style-name="P23" draw:layer="layout" svg:x1="9.301cm" svg:y1="16.6cm" svg:x2="9.101cm" svg:y2="16.6cm">
            <text:p/>
          </draw:line>
        </draw:g>
        <draw:line draw:style-name="gr52" draw:text-style-name="P23" draw:layer="layout" svg:x1="9.601cm" svg:y1="15.9cm" svg:x2="9.601cm" svg:y2="16.35cm">
          <text:p/>
        </draw:line>
        <draw:line draw:style-name="gr52" draw:text-style-name="P23" draw:layer="layout" svg:x1="9.101cm" svg:y1="16.6cm" svg:x2="9.101cm" svg:y2="15.45cm">
          <text:p/>
        </draw:line>
        <draw:line draw:style-name="gr52" draw:text-style-name="P23" draw:layer="layout" svg:x1="9.751cm" svg:y1="17.05cm" svg:x2="9.451cm" svg:y2="17.05cm">
          <text:p/>
        </draw:line>
        <draw:g>
          <draw:line draw:style-name="gr52" draw:text-style-name="P23" draw:layer="layout" svg:x1="8.1cm" svg:y1="17.2cm" svg:x2="7.9cm" svg:y2="17.2cm">
            <text:p/>
          </draw:line>
          <draw:line draw:style-name="gr52" draw:text-style-name="P23" draw:layer="layout" svg:x1="8.1cm" svg:y1="17.7cm" svg:x2="7.9cm" svg:y2="17.7cm">
            <text:p/>
          </draw:line>
          <draw:line draw:style-name="gr52" draw:text-style-name="P23" draw:layer="layout" svg:x1="7.9cm" svg:y1="17.2cm" svg:x2="7.9cm" svg:y2="17.7cm">
            <text:p/>
          </draw:line>
          <draw:line draw:style-name="gr52" draw:text-style-name="P23" draw:layer="layout" svg:x1="7.8cm" svg:y1="17.2cm" svg:x2="7.8cm" svg:y2="17.7cm">
            <text:p/>
          </draw:line>
          <draw:line draw:style-name="gr52" draw:text-style-name="P23" draw:layer="layout" svg:x1="8.101cm" svg:y1="17.7cm" svg:x2="8.101cm" svg:y2="17.9cm">
            <text:p/>
          </draw:line>
          <draw:line draw:style-name="gr52" draw:text-style-name="P23" draw:layer="layout" svg:x1="8.101cm" svg:y1="17.2cm" svg:x2="8.101cm" svg:y2="17cm">
            <text:p/>
          </draw:line>
          <draw:line draw:style-name="gr52" draw:text-style-name="P23" draw:layer="layout" svg:x1="7.7cm" svg:y1="17.45cm" svg:x2="7.6cm" svg:y2="17.45cm">
            <text:p/>
          </draw:line>
          <draw:custom-shape draw:style-name="gr53" draw:text-style-name="P26" draw:layer="layout" svg:width="0.099cm" svg:height="0.101cm" svg:x="7.701cm" svg:y="1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2" draw:text-style-name="P23" draw:layer="layout" svg:x1="8.1cm" svg:y1="18.35cm" svg:x2="7.9cm" svg:y2="18.35cm">
            <text:p/>
          </draw:line>
          <draw:line draw:style-name="gr52" draw:text-style-name="P23" draw:layer="layout" svg:x1="8.1cm" svg:y1="18.85cm" svg:x2="7.9cm" svg:y2="18.85cm">
            <text:p/>
          </draw:line>
          <draw:line draw:style-name="gr52" draw:text-style-name="P23" draw:layer="layout" svg:x1="7.9cm" svg:y1="18.35cm" svg:x2="7.9cm" svg:y2="18.85cm">
            <text:p/>
          </draw:line>
          <draw:line draw:style-name="gr52" draw:text-style-name="P23" draw:layer="layout" svg:x1="7.8cm" svg:y1="18.35cm" svg:x2="7.8cm" svg:y2="18.85cm">
            <text:p/>
          </draw:line>
          <draw:line draw:style-name="gr52" draw:text-style-name="P23" draw:layer="layout" svg:x1="8.101cm" svg:y1="18.85cm" svg:x2="8.101cm" svg:y2="19.05cm">
            <text:p/>
          </draw:line>
          <draw:line draw:style-name="gr52" draw:text-style-name="P23" draw:layer="layout" svg:x1="8.101cm" svg:y1="18.35cm" svg:x2="8.101cm" svg:y2="18.15cm">
            <text:p/>
          </draw:line>
          <draw:line draw:style-name="gr52" draw:text-style-name="P23" draw:layer="layout" svg:x1="7.8cm" svg:y1="18.6cm" svg:x2="7.6cm" svg:y2="18.6cm">
            <text:p/>
          </draw:line>
        </draw:g>
        <draw:line draw:style-name="gr52" draw:text-style-name="P23" draw:layer="layout" svg:x1="8.101cm" svg:y1="17.9cm" svg:x2="8.101cm" svg:y2="18.35cm">
          <text:p/>
        </draw:line>
        <draw:line draw:style-name="gr52" draw:text-style-name="P23" draw:layer="layout" svg:x1="7.6cm" svg:y1="18.6cm" svg:x2="7.6cm" svg:y2="17.45cm">
          <text:p/>
        </draw:line>
        <draw:line draw:style-name="gr52" draw:text-style-name="P23" draw:layer="layout" svg:x1="8.25cm" svg:y1="19.05cm" svg:x2="7.95cm" svg:y2="19.05cm">
          <text:p/>
        </draw:line>
        <draw:line draw:style-name="gr52" draw:text-style-name="P23" draw:layer="layout" svg:x1="11.6cm" svg:y1="16cm" svg:x2="9.601cm" svg:y2="16cm">
          <text:p/>
        </draw:line>
        <draw:line draw:style-name="gr55" draw:text-style-name="P23" draw:layer="layout" svg:x1="11.6cm" svg:y1="16.35cm" svg:x2="10.1cm" svg:y2="16.35cm">
          <text:p text:style-name="P1"/>
        </draw:line>
        <draw:line draw:style-name="gr52" draw:text-style-name="P23" draw:layer="layout" svg:x1="7.6cm" svg:y1="16cm" svg:x2="9.1cm" svg:y2="16cm">
          <text:p/>
        </draw:line>
        <draw:line draw:style-name="gr52" draw:text-style-name="P23" draw:layer="layout" svg:x1="7.6cm" svg:y1="18cm" svg:x2="5.6cm" svg:y2="18cm">
          <text:p/>
        </draw:line>
        <draw:line draw:style-name="gr52" draw:text-style-name="P23" draw:layer="layout" svg:x1="5.6cm" svg:y1="16cm" svg:x2="5.6cm" svg:y2="19.5cm">
          <text:p/>
        </draw:line>
        <draw:line draw:style-name="gr52" draw:text-style-name="P23" draw:layer="layout" svg:x1="9.601cm" svg:y1="15cm" svg:x2="9.601cm" svg:y2="14cm">
          <text:p/>
        </draw:line>
        <draw:line draw:style-name="gr52" draw:text-style-name="P23" draw:layer="layout" svg:x1="8.101cm" svg:y1="17cm" svg:x2="8.101cm" svg:y2="14cm">
          <text:p/>
        </draw:line>
        <draw:line draw:style-name="gr52" draw:text-style-name="P23" draw:layer="layout" svg:x1="8.601cm" svg:y1="16cm" svg:x2="8.601cm" svg:y2="18.5cm">
          <text:p/>
        </draw:line>
        <draw:line draw:style-name="gr52" draw:text-style-name="P23" draw:layer="layout" svg:x1="8.601cm" svg:y1="18.5cm" svg:x2="16.001cm" svg:y2="18.5cm">
          <text:p/>
        </draw:line>
        <draw:line draw:style-name="gr52" draw:text-style-name="P23" draw:layer="layout" svg:x1="19.45cm" svg:y1="16.95cm" svg:x2="19.45cm" svg:y2="19.5cm">
          <text:p/>
        </draw:line>
        <draw:line draw:style-name="gr52" draw:text-style-name="P23" draw:layer="layout" svg:x1="19.45cm" svg:y1="19.5cm" svg:x2="5.6cm" svg:y2="19.5cm">
          <text:p/>
        </draw:line>
        <draw:custom-shape draw:style-name="gr56" draw:text-style-name="P27" draw:layer="layout" svg:width="0.101cm" svg:height="0.1cm" svg:x="6.35cm" svg:y="13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101cm" svg:height="0.1cm" svg:x="9.55cm" svg:y="13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099cm" svg:height="0.1cm" svg:x="10.551cm" svg:y="14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099cm" svg:height="0.1cm" svg:x="8.551cm" svg:y="1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1cm" svg:height="0.1cm" svg:x="5.55cm" svg:y="17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101cm" svg:height="0.1cm" svg:x="9.55cm" svg:y="1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101cm" svg:height="0.1cm" svg:x="9.05cm" svg:y="1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099cm" svg:height="0.1cm" svg:x="8.051cm" svg:y="17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099cm" svg:height="0.1cm" svg:x="7.551cm" svg:y="17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099cm" svg:height="0.1cm" svg:x="11.55cm" svg:y="17.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099cm" svg:height="0.1cm" svg:x="12.8cm" svg:y="17.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099cm" svg:height="0.1cm" svg:x="11.55cm" svg:y="16.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099cm" svg:height="0.1cm" svg:x="11.551cm" svg:y="1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099cm" svg:height="0.1cm" svg:x="11.551cm" svg:y="14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099cm" svg:height="0.1cm" svg:x="12.801cm" svg:y="14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101cm" svg:height="0.1cm" svg:x="13.8cm" svg:y="14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1cm" svg:height="0.1cm" svg:x="14.551cm" svg:y="14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101cm" svg:height="0.1cm" svg:x="15.55cm" svg:y="14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101cm" svg:height="0.099cm" svg:x="15.55cm" svg:y="1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1cm" svg:height="0.099cm" svg:x="19.4cm" svg:y="15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099cm" svg:height="0.101cm" svg:x="18.402cm" svg:y="14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1cm" svg:height="0.1cm" svg:x="16.401cm" svg:y="14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1cm" svg:height="0.101cm" svg:x="16.401cm" svg:y="1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1cm" svg:height="0.101cm" svg:x="18.401cm" svg:y="1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1cm" svg:height="0.101cm" svg:x="19.402cm" svg:y="18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0.101cm" svg:height="0.101cm" svg:x="15.549cm" svg:y="18.4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3" draw:layer="layout" svg:x1="5.6cm" svg:y1="16cm" svg:x2="3.6cm" svg:y2="16cm">
          <text:p/>
        </draw:line>
        <draw:custom-shape draw:style-name="gr56" draw:text-style-name="P27" draw:layer="layout" svg:width="0.1cm" svg:height="0.1cm" svg:x="5.55cm" svg:y="1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3" draw:layer="layout" svg:x1="2cm" svg:y1="16.35cm" svg:x2="2.2cm" svg:y2="16.35cm">
          <text:p/>
        </draw:line>
        <draw:line draw:style-name="gr52" draw:text-style-name="P23" draw:layer="layout" svg:x1="2.2cm" svg:y1="16.35cm" svg:x2="2.2cm" svg:y2="15.6cm">
          <text:p/>
        </draw:line>
        <draw:line draw:style-name="gr52" draw:text-style-name="P23" draw:layer="layout" svg:x1="2.5cm" svg:y1="16.35cm" svg:x2="2.8cm" svg:y2="16.35cm">
          <text:p/>
        </draw:line>
        <draw:line draw:style-name="gr52" draw:text-style-name="P23" draw:layer="layout" svg:x1="2.8cm" svg:y1="16.35cm" svg:x2="2.8cm" svg:y2="15.6cm">
          <text:p/>
        </draw:line>
        <draw:line draw:style-name="gr52" draw:text-style-name="P23" draw:layer="layout" svg:x1="2.5cm" svg:y1="16.35cm" svg:x2="2.5cm" svg:y2="15.6cm">
          <text:p/>
        </draw:line>
        <draw:line draw:style-name="gr52" draw:text-style-name="P23" draw:layer="layout" svg:x1="2.2cm" svg:y1="15.6cm" svg:x2="2.5cm" svg:y2="15.6cm">
          <text:p/>
        </draw:line>
        <draw:line draw:style-name="gr52" draw:text-style-name="P23" draw:layer="layout" svg:x1="3.1cm" svg:y1="16.35cm" svg:x2="3.4cm" svg:y2="16.35cm">
          <text:p/>
        </draw:line>
        <draw:line draw:style-name="gr52" draw:text-style-name="P23" draw:layer="layout" svg:x1="3.1cm" svg:y1="16.35cm" svg:x2="3.1cm" svg:y2="15.6cm">
          <text:p/>
        </draw:line>
        <draw:line draw:style-name="gr52" draw:text-style-name="P23" draw:layer="layout" svg:x1="2.8cm" svg:y1="15.6cm" svg:x2="3.1cm" svg:y2="15.6cm">
          <text:p/>
        </draw:line>
        <draw:g>
          <draw:line draw:style-name="gr50" draw:text-style-name="P23" draw:layer="layout" svg:x1="8.601cm" svg:y1="14cm" svg:x2="8.601cm" svg:y2="14.5cm">
            <text:p/>
          </draw:line>
          <draw:line draw:style-name="gr50" draw:text-style-name="P23" draw:layer="layout" svg:x1="8.851cm" svg:y1="14.5cm" svg:x2="8.351cm" svg:y2="14.5cm">
            <text:p/>
          </draw:line>
          <draw:line draw:style-name="gr50" draw:text-style-name="P23" draw:layer="layout" svg:x1="8.851cm" svg:y1="14.6cm" svg:x2="8.351cm" svg:y2="14.6cm">
            <text:p/>
          </draw:line>
          <draw:line draw:style-name="gr50" draw:text-style-name="P23" draw:layer="layout" svg:x1="8.601cm" svg:y1="14.6cm" svg:x2="8.601cm" svg:y2="15cm">
            <text:p/>
          </draw:line>
        </draw:g>
        <draw:line draw:style-name="gr52" draw:text-style-name="P23" draw:layer="layout" svg:x1="8.751cm" svg:y1="15cm" svg:x2="8.451cm" svg:y2="15cm">
          <text:p/>
        </draw:line>
        <draw:custom-shape draw:style-name="gr56" draw:text-style-name="P27" draw:layer="layout" svg:width="0.099cm" svg:height="0.1cm" svg:x="8.551cm" svg:y="13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3" draw:layer="layout" svg:x1="6.45cm" svg:y1="14cm" svg:x2="6.85cm" svg:y2="14cm">
          <text:p/>
        </draw:line>
        <draw:line draw:style-name="gr52" draw:text-style-name="P23" draw:layer="layout" svg:x1="7.75cm" svg:y1="13.8cm" svg:x2="7.75cm" svg:y2="14.2cm">
          <text:p/>
        </draw:line>
        <draw:line draw:style-name="gr52" draw:text-style-name="P23" draw:layer="layout" svg:x1="6.85cm" svg:y1="13.8cm" svg:x2="6.85cm" svg:y2="14.2cm">
          <text:p/>
        </draw:line>
        <draw:line draw:style-name="gr52" draw:text-style-name="P23" draw:layer="layout" svg:x1="6.85cm" svg:y1="13.8cm" svg:x2="7.75cm" svg:y2="13.8cm">
          <text:p/>
        </draw:line>
        <draw:line draw:style-name="gr52" draw:text-style-name="P23" draw:layer="layout" svg:x1="6.85cm" svg:y1="14.2cm" svg:x2="7.75cm" svg:y2="14.2cm">
          <text:p/>
        </draw:line>
        <draw:line draw:style-name="gr52" draw:text-style-name="P23" draw:layer="layout" svg:x1="18.95cm" svg:y1="18.5cm" svg:x2="19.45cm" svg:y2="18.5cm">
          <text:p/>
        </draw:line>
        <draw:line draw:style-name="gr52" draw:text-style-name="P23" draw:layer="layout" svg:x1="10.1cm" svg:y1="18cm" svg:x2="8.101cm" svg:y2="18cm">
          <text:p/>
        </draw:line>
        <draw:line draw:style-name="gr52" draw:text-style-name="P23" draw:layer="layout" svg:x1="10.1cm" svg:y1="16.35cm" svg:x2="10.1cm" svg:y2="18cm">
          <text:p/>
        </draw:line>
        <draw:line draw:style-name="gr55" draw:text-style-name="P23" draw:layer="layout" svg:x1="12.851cm" svg:y1="16cm" svg:x2="11.6cm" svg:y2="16.35cm">
          <text:p/>
        </draw:line>
        <draw:line draw:style-name="gr55" draw:text-style-name="P23" draw:layer="layout" svg:x1="12.851cm" svg:y1="16.35cm" svg:x2="11.6cm" svg:y2="16cm">
          <text:p/>
        </draw:line>
      </draw:page>
      <draw:page draw:name="page3" draw:style-name="dp1" draw:master-page-name="Default">
        <draw:custom-shape draw:style-name="gr57" draw:text-style-name="P28" xml:id="id36" draw:id="id36" draw:layer="layout" svg:width="4.991cm" svg:height="1.809cm" svg:x="4.557cm" svg:y="4.872cm">
          <text:p text:style-name="P1"><text:span text:style-name="T11">Read barometric pressure </text:span><text:span text:style-name="T11"><text:line-break/></text:span><text:span text:style-name="T11">calculate pressure altitude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xml:id="id38" draw:id="id38" draw:layer="layout" svg:width="7.487cm" svg:height="0.998cm" svg:x="3.309cm" svg:y="13.607cm">
          <text:p text:style-name="P1"><text:span text:style-name="T11">Read FIFO frame</text:span><text:span text:style-name="T11"><text:line-break/></text:span><text:span text:style-name="T3">(acceleration, gyro, magnetometer)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xml:id="id41" draw:id="id41" draw:layer="layout" svg:width="4.991cm" svg:height="1.248cm" svg:x="4.557cm" svg:y="10.487cm">
          <text:p text:style-name="P1"><text:span text:style-name="T11">Frame to rea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28" xml:id="id37" draw:id="id37" draw:layer="layout" svg:width="9.983cm" svg:height="0.998cm" svg:x="2.061cm" svg:y="7.368cm">
          <text:p text:style-name="P1"><text:span text:style-name="T11">Get number of IMU measurements frames in FIFO</text:span></text:p>
          <draw:enhanced-geometry svg:viewBox="0 0 21600 21600" draw:type="rectangle" draw:enhanced-path="M 0 0 L 21600 0 21600 21600 0 21600 0 0 Z N"/>
        </draw:custom-shape>
        <draw:custom-shape draw:style-name="gr61" draw:text-style-name="P28" xml:id="id39" draw:id="id39" draw:layer="layout" svg:width="3.12cm" svg:height="1.248cm" svg:x="5.493cm" svg:y="15.478cm">
          <text:p text:style-name="P1"><text:span text:style-name="T11">Update AHRS</text:span><text:span text:style-name="T11"><text:line-break/></text:span><text:span text:style-name="T12">Madgwick</text:span></text:p>
          <draw:enhanced-geometry svg:viewBox="0 0 21600 21600" draw:type="rectangle" draw:enhanced-path="M 0 0 L 21600 0 21600 21600 0 21600 0 0 Z N"/>
        </draw:custom-shape>
        <draw:custom-shape draw:style-name="gr62" draw:text-style-name="P28" xml:id="id40" draw:id="id40" draw:layer="layout" svg:width="3.12cm" svg:height="1.247cm" svg:x="5.493cm" svg:y="17.351cm">
          <text:p text:style-name="P1"><text:span text:style-name="T11">Update vario</text:span></text:p>
          <text:p text:style-name="P1"><text:span text:style-name="T12">Kalman filter</text:span></text:p>
          <draw:enhanced-geometry svg:viewBox="0 0 21600 21600" draw:type="rectangle" draw:enhanced-path="M 0 0 L 21600 0 21600 21600 0 21600 0 0 Z N"/>
        </draw:custom-shape>
        <draw:connector draw:style-name="gr63" draw:text-style-name="P29" draw:layer="layout" draw:line-skew="1.5cm" svg:x1="7.052cm" svg:y1="6.681cm" svg:x2="7.052cm" svg:y2="7.368cm" draw:start-shape="id36" draw:start-glue-point="2" draw:end-shape="id37" draw:end-glue-point="0" svg:d="M7052 6681v687" svg:viewBox="0 0 1 688">
          <text:p/>
        </draw:connector>
        <draw:connector draw:style-name="gr63" draw:text-style-name="P29" draw:layer="layout" svg:x1="7.052cm" svg:y1="14.605cm" svg:x2="7.053cm" svg:y2="15.478cm" draw:start-shape="id38" draw:start-glue-point="2" draw:end-shape="id39" draw:end-glue-point="0" svg:d="M7052 14605v437h1v436" svg:viewBox="0 0 2 874">
          <text:p/>
        </draw:connector>
        <draw:connector draw:style-name="gr63" draw:text-style-name="P29" draw:layer="layout" draw:line-skew="1.5cm" svg:x1="7.053cm" svg:y1="16.726cm" svg:x2="7.053cm" svg:y2="17.351cm" draw:start-shape="id39" draw:start-glue-point="2" draw:end-shape="id40" draw:end-glue-point="0" svg:d="M7053 16726v625" svg:viewBox="0 0 1 626">
          <text:p/>
        </draw:connector>
        <draw:connector draw:style-name="gr63" draw:text-style-name="P29" draw:layer="layout" svg:x1="7.052cm" svg:y1="8.366cm" svg:x2="7.053cm" svg:y2="10.487cm" draw:start-shape="id37" draw:start-glue-point="2" draw:end-shape="id41" draw:end-glue-point="4" svg:d="M7052 8366v1061h1v1060" svg:viewBox="0 0 2 2122">
          <text:p/>
        </draw:connector>
        <draw:connector draw:style-name="gr64" draw:text-style-name="P30" draw:layer="layout" svg:x1="7.053cm" svg:y1="11.735cm" svg:x2="7.052cm" svg:y2="13.607cm" draw:start-shape="id41" draw:start-glue-point="6" draw:end-shape="id38" draw:end-glue-point="0" svg:d="M7053 11735v937h-1v935" svg:viewBox="0 0 2 1873">
          <text:p text:style-name="P1"><text:span text:style-name="T13">yes</text:span></text:p>
        </draw:connector>
        <draw:connector draw:style-name="gr63" draw:text-style-name="P29" draw:layer="layout" draw:line-skew="-1.555cm" svg:x1="5.493cm" svg:y1="17.974cm" svg:x2="7.053cm" svg:y2="10.487cm" draw:start-shape="id40" draw:start-glue-point="3" draw:end-shape="id41" draw:end-glue-point="4" svg:d="M5493 17974h-2993v-7988h4553v501" svg:viewBox="0 0 4554 7989">
          <text:p/>
        </draw:connector>
        <draw:custom-shape draw:style-name="gr65" draw:text-style-name="P28" xml:id="id42" draw:id="id42" draw:layer="layout" svg:width="3.744cm" svg:height="0.999cm" svg:x="12.668cm" svg:y="10.611cm">
          <text:p text:style-name="P1"><text:span text:style-name="T11">Update piezo buzzer</text:span></text:p>
          <draw:enhanced-geometry svg:viewBox="0 0 21600 21600" draw:type="rectangle" draw:enhanced-path="M 0 0 L 21600 0 21600 21600 0 21600 0 0 Z N"/>
        </draw:custom-shape>
        <draw:connector draw:style-name="gr64" draw:text-style-name="P30" draw:layer="layout" svg:x1="9.548cm" svg:y1="11.111cm" svg:x2="12.668cm" svg:y2="11.11cm" draw:start-shape="id41" draw:start-glue-point="7" draw:end-shape="id42" draw:end-glue-point="3" svg:d="M9548 11111h1560v-1h1560" svg:viewBox="0 0 3121 2">
          <text:p text:style-name="P1"><text:span text:style-name="T13">no</text:span></text:p>
        </draw:connector>
        <draw:custom-shape draw:style-name="gr66" draw:text-style-name="P28" xml:id="id43" draw:id="id43" draw:layer="layout" svg:width="3.744cm" svg:height="0.998cm" svg:x="12.668cm" svg:y="12.484cm">
          <text:p text:style-name="P1"><text:span text:style-name="T11">Update buttons state</text:span></text:p>
          <draw:enhanced-geometry svg:viewBox="0 0 21600 21600" draw:type="rectangle" draw:enhanced-path="M 0 0 L 21600 0 21600 21600 0 21600 0 0 Z N"/>
        </draw:custom-shape>
        <draw:connector draw:style-name="gr63" draw:text-style-name="P29" draw:layer="layout" draw:line-skew="1.5cm" svg:x1="14.54cm" svg:y1="11.61cm" svg:x2="14.54cm" svg:y2="12.484cm" draw:start-shape="id42" draw:start-glue-point="2" draw:end-shape="id43" draw:end-glue-point="0" svg:d="M14540 11610v874" svg:viewBox="0 0 1 875">
          <text:p/>
        </draw:connector>
        <draw:custom-shape draw:style-name="gr67" draw:text-style-name="P28" xml:id="id44" draw:id="id44" draw:layer="layout" svg:width="4.991cm" svg:height="0.999cm" svg:x="12.044cm" svg:y="14.355cm">
          <text:p text:style-name="P1"><text:span text:style-name="T11">Increment 500ms counter</text:span></text:p>
          <text:p text:style-name="P1"><text:span text:style-name="T3">Used in main() loop timing</text:span></text:p>
          <draw:enhanced-geometry svg:viewBox="0 0 21600 21600" draw:type="rectangle" draw:enhanced-path="M 0 0 L 21600 0 21600 21600 0 21600 0 0 Z N"/>
        </draw:custom-shape>
        <draw:connector draw:style-name="gr63" draw:text-style-name="P29" draw:layer="layout" svg:x1="14.54cm" svg:y1="13.482cm" svg:x2="14.539cm" svg:y2="14.355cm" draw:start-shape="id43" draw:start-glue-point="2" draw:end-shape="id44" draw:end-glue-point="0" svg:d="M14540 13482v436h-1v437" svg:viewBox="0 0 2 874">
          <text:p/>
        </draw:connector>
        <draw:custom-shape draw:style-name="gr68" draw:text-style-name="P28" xml:id="id45" draw:id="id45" draw:layer="layout" svg:width="3.744cm" svg:height="0.998cm" svg:x="5.181cm" svg:y="3cm">
          <text:p text:style-name="P1"><text:span text:style-name="T11">Timer interrup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3" draw:text-style-name="P29" draw:layer="layout" svg:x1="7.053cm" svg:y1="3.998cm" svg:x2="7.052cm" svg:y2="4.872cm" draw:start-shape="id45" draw:start-glue-point="6" draw:end-shape="id36" draw:end-glue-point="0" svg:d="M7053 3998v437h-1v437" svg:viewBox="0 0 2 875">
          <text:p/>
        </draw:connector>
        <draw:custom-shape draw:style-name="gr59" draw:text-style-name="P28" xml:id="id46" draw:id="id46" draw:layer="layout" svg:width="4.991cm" svg:height="1.248cm" svg:x="12.044cm" svg:y="16.165cm">
          <text:p text:style-name="P1"><text:span text:style-name="T11">500ms counter &gt; 3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3" draw:text-style-name="P29" draw:layer="layout" svg:x1="14.539cm" svg:y1="15.354cm" svg:x2="14.54cm" svg:y2="16.165cm" draw:start-shape="id44" draw:start-glue-point="2" draw:end-shape="id46" draw:end-glue-point="4" svg:d="M14539 15354v405h1v406" svg:viewBox="0 0 2 812">
          <text:p/>
        </draw:connector>
        <draw:custom-shape draw:style-name="gr65" draw:text-style-name="P28" xml:id="id47" draw:id="id47" draw:layer="layout" svg:width="3.744cm" svg:height="0.999cm" svg:x="12.668cm" svg:y="18.535cm">
          <text:p text:style-name="P1"><text:span text:style-name="T11">Set redraw flag</text:span></text:p>
          <draw:enhanced-geometry svg:viewBox="0 0 21600 21600" draw:type="rectangle" draw:enhanced-path="M 0 0 L 21600 0 21600 21600 0 21600 0 0 Z N"/>
        </draw:custom-shape>
        <draw:custom-shape draw:style-name="gr69" draw:text-style-name="P28" xml:id="id48" draw:id="id48" draw:layer="layout" svg:width="3.744cm" svg:height="0.999cm" svg:x="12.668cm" svg:y="20.095cm">
          <text:p text:style-name="P1"><text:span text:style-name="T11">retur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4" draw:text-style-name="P30" draw:layer="layout" draw:line-skew="1.5cm" svg:x1="14.54cm" svg:y1="17.413cm" svg:x2="14.54cm" svg:y2="18.535cm" draw:start-shape="id46" draw:start-glue-point="6" draw:end-shape="id47" draw:end-glue-point="0" svg:d="M14540 17413v1122" svg:viewBox="0 0 1 1123">
          <text:p text:style-name="P1"><text:span text:style-name="T13">yes</text:span></text:p>
        </draw:connector>
        <draw:connector draw:style-name="gr63" draw:text-style-name="P29" draw:layer="layout" draw:line-skew="1.5cm" svg:x1="14.54cm" svg:y1="19.534cm" svg:x2="14.54cm" svg:y2="20.095cm" draw:start-shape="id47" draw:start-glue-point="2" draw:end-shape="id48" draw:end-glue-point="4" svg:d="M14540 19534v561" svg:viewBox="0 0 1 562">
          <text:p/>
        </draw:connector>
        <draw:connector draw:style-name="gr64" draw:text-style-name="P29" draw:layer="layout" svg:x1="17.035cm" svg:y1="16.789cm" svg:x2="16.412cm" svg:y2="20.595cm" draw:start-shape="id46" draw:start-glue-point="7" draw:end-shape="id48" draw:end-glue-point="7" svg:d="M17035 16789h501v3806h-1124" svg:viewBox="0 0 1125 3807">
          <text:p text:style-name="P1"><text:span text:style-name="T11"><text:s text:c="8"/></text:span><text:span text:style-name="T13">no</text:span></text:p>
        </draw:connector>
      </draw:page>
      <draw:page draw:name="page4" draw:style-name="dp1" draw:master-page-name="Default">
        <draw:custom-shape draw:style-name="gr70" draw:text-style-name="P28" xml:id="id51" draw:id="id51" draw:layer="layout" svg:width="4.404cm" svg:height="1.597cm" svg:x="7.395cm" svg:y="5.65cm">
          <text:p text:style-name="P1"><text:span text:style-name="T11">Prepare menu</text:span></text:p>
          <text:p text:style-name="P1"><text:span text:style-name="T3">Fill screen white, </text:span><text:span text:style-name="T3"><text:line-break/></text:span><text:span text:style-name="T3">draw black rectangle as selected item</text:span></text:p>
          <draw:enhanced-geometry svg:viewBox="0 0 21600 21600" draw:type="rectangle" draw:enhanced-path="M 0 0 L 21600 0 21600 21600 0 21600 0 0 Z N"/>
        </draw:custom-shape>
        <draw:custom-shape draw:style-name="gr71" draw:text-style-name="P28" xml:id="id53" draw:id="id53" draw:layer="layout" svg:width="4.404cm" svg:height="1.101cm" svg:x="7.395cm" svg:y="11.871cm">
          <text:p text:style-name="P1"><text:span text:style-name="T11">Was button pres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2" draw:text-style-name="P28" xml:id="id50" draw:id="id50" draw:layer="layout" svg:width="3.853cm" svg:height="1.101cm" svg:x="7.67cm" svg:y="17.101cm">
          <text:p text:style-name="P1"><text:span text:style-name="T11">Change selected item</text:span></text:p>
          <draw:enhanced-geometry svg:viewBox="0 0 21600 21600" draw:type="rectangle" draw:enhanced-path="M 0 0 L 21600 0 21600 21600 0 21600 0 0 Z N"/>
        </draw:custom-shape>
        <draw:connector draw:style-name="gr64" draw:text-style-name="P30" draw:layer="layout" svg:x1="9.597cm" svg:y1="15.89cm" svg:x2="9.596cm" svg:y2="17.101cm" draw:start-shape="id49" draw:start-glue-point="6" draw:end-shape="id50" draw:end-glue-point="0" svg:d="M9597 15890v605h-1v606" svg:viewBox="0 0 2 1212">
          <text:p text:style-name="P1"><text:span text:style-name="T13">Up or Down</text:span></text:p>
        </draw:connector>
        <draw:connector draw:style-name="gr63" draw:text-style-name="P29" draw:layer="layout" draw:line-skew="1.5cm" svg:x1="9.597cm" svg:y1="7.247cm" svg:x2="9.597cm" svg:y2="8.513cm" draw:start-shape="id51" draw:start-glue-point="2" draw:end-shape="id52" draw:end-glue-point="0" svg:d="M9597 7247v1266" svg:viewBox="0 0 1 1267">
          <text:p/>
        </draw:connector>
        <draw:connector draw:style-name="gr64" draw:text-style-name="P30" draw:layer="layout" draw:line-skew="1.5cm" svg:x1="9.597cm" svg:y1="12.972cm" svg:x2="9.597cm" svg:y2="14.789cm" draw:start-shape="id53" draw:start-glue-point="6" draw:end-shape="id49" draw:end-glue-point="4" svg:d="M9597 12972v1817" svg:viewBox="0 0 1 1818">
          <text:p text:style-name="P1"><text:span text:style-name="T13">Yes</text:span></text:p>
        </draw:connector>
        <draw:custom-shape draw:style-name="gr73" draw:text-style-name="P28" xml:id="id54" draw:id="id54" draw:layer="layout" svg:width="3.303cm" svg:height="0.881cm" svg:x="14.551cm" svg:y="11.981cm">
          <text:p text:style-name="P1"><text:span text:style-name="T11">routin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30" draw:layer="layout" svg:x1="11.799cm" svg:y1="12.422cm" svg:x2="14.551cm" svg:y2="12.421cm" draw:start-shape="id53" draw:start-glue-point="7" draw:end-shape="id54" draw:end-glue-point="3" svg:d="M11799 12422h1376v-1h1376" svg:viewBox="0 0 2753 2">
          <text:p text:style-name="P1"><text:span text:style-name="T13">No</text:span></text:p>
        </draw:connector>
        <draw:connector draw:style-name="gr63" draw:text-style-name="P29" draw:layer="layout" svg:x1="16.202cm" svg:y1="11.981cm" svg:x2="9.597cm" svg:y2="11.871cm" draw:start-shape="id54" draw:start-glue-point="0" draw:end-shape="id53" draw:end-glue-point="4" svg:d="M16202 11981v-612h-6605v502" svg:viewBox="0 0 6606 613">
          <text:p/>
        </draw:connector>
        <draw:custom-shape draw:style-name="gr74" draw:text-style-name="P28" xml:id="id55" draw:id="id55" draw:layer="layout" svg:width="3.303cm" svg:height="0.881cm" svg:x="7.945cm" svg:y="3.999cm">
          <text:p text:style-name="P1"><text:span text:style-name="T11">menu_entry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3" draw:text-style-name="P29" draw:layer="layout" draw:line-skew="1.5cm" svg:x1="9.597cm" svg:y1="4.88cm" svg:x2="9.597cm" svg:y2="5.65cm" draw:start-shape="id55" draw:start-glue-point="6" draw:end-shape="id51" draw:end-glue-point="0" svg:d="M9597 4880v770" svg:viewBox="0 0 1 771">
          <text:p/>
        </draw:connector>
        <draw:custom-shape draw:style-name="gr75" draw:text-style-name="P28" xml:id="id52" draw:id="id52" draw:layer="layout" svg:width="4.404cm" svg:height="1.596cm" svg:x="7.395cm" svg:y="8.513cm">
          <text:p text:style-name="P1"><text:span text:style-name="T11">Draw menu</text:span></text:p>
          <text:p text:style-name="P1"><text:span text:style-name="T3">Fill prepared menu with text</text:span><text:span text:style-name="T3"><text:line-break/></text:span><text:span text:style-name="T3">based on selected 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8" xml:id="id49" draw:id="id49" draw:layer="layout" svg:width="4.404cm" svg:height="1.101cm" svg:x="7.395cm" svg:y="14.789cm">
          <text:p text:style-name="P1"><text:span text:style-name="T11">Switch butt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6" draw:text-style-name="P28" xml:id="id56" draw:id="id56" draw:layer="layout" svg:width="3.854cm" svg:height="1.542cm" svg:x="14.771cm" svg:y="14.568cm">
          <text:p text:style-name="P1"><text:span text:style-name="T11">Evaluate selected item</text:span><text:span text:style-name="T11"><text:line-break/></text:span><text:span text:style-name="T3">call different menu_entry()</text:span></text:p>
          <text:p text:style-name="P1"><text:span text:style-name="T3">Show numpad to enter some value</text:span></text:p>
          <text:p text:style-name="P1"><text:span text:style-name="T3">Enter chess game,...</text:span><text:span text:style-name="T12"><text:line-break/></text:span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30" draw:layer="layout" svg:x1="11.799cm" svg:y1="15.34cm" svg:x2="14.771cm" svg:y2="15.339cm" draw:start-shape="id49" draw:start-glue-point="7" draw:end-shape="id56" draw:end-glue-point="3" svg:d="M11799 15340h1487v-1h1485" svg:viewBox="0 0 2973 2">
          <text:p text:style-name="P1"><text:span text:style-name="T13">Right or push</text:span></text:p>
        </draw:connector>
        <draw:connector draw:style-name="gr63" draw:text-style-name="P29" draw:layer="layout" draw:line-skew="1.5cm" svg:x1="9.597cm" svg:y1="10.109cm" svg:x2="9.597cm" svg:y2="11.871cm" draw:start-shape="id52" draw:start-glue-point="2" draw:end-shape="id53" draw:end-glue-point="4" svg:d="M9597 10109v1762" svg:viewBox="0 0 1 1763">
          <text:p/>
        </draw:connector>
        <draw:custom-shape draw:style-name="gr77" draw:text-style-name="P28" xml:id="id57" draw:id="id57" draw:layer="layout" svg:width="3.303cm" svg:height="0.88cm" svg:x="2.495cm" svg:y="14.899cm">
          <text:p text:style-name="P1"><text:span text:style-name="T11">retur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4" draw:text-style-name="P30" draw:layer="layout" svg:x1="7.395cm" svg:y1="15.34cm" svg:x2="5.798cm" svg:y2="15.339cm" draw:start-shape="id49" draw:start-glue-point="5" draw:end-shape="id57" draw:end-glue-point="7" svg:d="M7395 15340h-798v-1h-799" svg:viewBox="0 0 1598 2">
          <text:p text:style-name="P1"><text:span text:style-name="T13">Left</text:span></text:p>
        </draw:connector>
        <draw:custom-shape draw:style-name="gr78" draw:text-style-name="P28" xml:id="id58" draw:id="id58" draw:layer="layout" svg:width="4.404cm" svg:height="0.991cm" svg:x="7.395cm" svg:y="19.975cm">
          <text:p text:style-name="P1"><text:span text:style-name="T11">Draw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8" xml:id="id59" draw:id="id59" draw:layer="layout" svg:width="4.404cm" svg:height="1.101cm" svg:x="14.496cm" svg:y="17.321cm">
          <text:p text:style-name="P1"><text:span text:style-name="T11">Prepare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29" draw:layer="layout" svg:x1="9.596cm" svg:y1="18.202cm" svg:x2="9.597cm" svg:y2="19.975cm" draw:start-shape="id50" draw:start-glue-point="2" draw:end-shape="id58" draw:end-glue-point="0" svg:d="M9596 18202v886h1v887" svg:viewBox="0 0 2 1774">
          <text:p/>
        </draw:connector>
        <draw:connector draw:style-name="gr63" draw:text-style-name="P29" draw:layer="layout" draw:line-skew="0cm -4.794cm" svg:x1="9.597cm" svg:y1="20.966cm" svg:x2="9.597cm" svg:y2="11.871cm" draw:start-shape="id58" draw:start-glue-point="2" draw:end-shape="id53" draw:end-glue-point="4" svg:d="M9597 20966v500h-7497v-10097h7497v502" svg:viewBox="0 0 7498 10098">
          <text:p/>
        </draw:connector>
        <draw:connector draw:style-name="gr63" draw:text-style-name="P29" draw:layer="layout" draw:line-skew="1.5cm" svg:x1="16.698cm" svg:y1="16.11cm" svg:x2="16.698cm" svg:y2="17.321cm" draw:start-shape="id56" draw:start-glue-point="2" draw:end-shape="id59" draw:end-glue-point="0" svg:d="M16698 16110v1211" svg:viewBox="0 0 1 1212">
          <text:p/>
        </draw:connector>
        <draw:connector draw:style-name="gr63" draw:text-style-name="P29" draw:layer="layout" svg:x1="16.698cm" svg:y1="18.422cm" svg:x2="9.597cm" svg:y2="19.975cm" draw:start-shape="id59" draw:start-glue-point="2" draw:end-shape="id58" draw:end-glue-point="0" svg:d="M16698 18422v776h-7101v777" svg:viewBox="0 0 7102 1554">
          <text:p/>
        </draw:connector>
      </draw:page>
      <draw:page draw:name="page5" draw:style-name="dp1" draw:master-page-name="Default">
        <draw:custom-shape draw:style-name="gr80" draw:text-style-name="P28" xml:id="id61" draw:id="id61" draw:layer="layout" svg:width="3.65cm" svg:height="1.046cm" svg:x="2.785cm" svg:y="8.36cm">
          <text:p text:style-name="P1"><text:span text:style-name="T11">Change buzzer volume</text:span></text:p>
          <draw:enhanced-geometry svg:viewBox="0 0 21600 21600" draw:type="rectangle" draw:enhanced-path="M 0 0 L 21600 0 21600 21600 0 21600 0 0 Z N"/>
        </draw:custom-shape>
        <draw:connector draw:style-name="gr64" draw:text-style-name="P30" draw:layer="layout" draw:line-skew="1.5cm" svg:x1="9.094cm" svg:y1="8.883cm" svg:x2="6.435cm" svg:y2="8.883cm" draw:start-shape="id60" draw:start-glue-point="5" draw:end-shape="id61" draw:end-glue-point="1" svg:d="M9094 8883h-2659" svg:viewBox="0 0 2660 1">
          <text:p text:style-name="P1"><text:span text:style-name="T13">Up or Down</text:span></text:p>
        </draw:connector>
        <draw:custom-shape draw:style-name="gr81" draw:text-style-name="P28" xml:id="id63" draw:id="id63" draw:layer="layout" svg:width="3.128cm" svg:height="0.837cm" svg:x="9.615cm" svg:y="10.766cm">
          <text:p text:style-name="P1"><text:span text:style-name="T11">routine()</text:span></text:p>
          <draw:enhanced-geometry svg:viewBox="0 0 21600 21600" draw:type="rectangle" draw:enhanced-path="M 0 0 L 21600 0 21600 21600 0 21600 0 0 Z N"/>
        </draw:custom-shape>
        <draw:custom-shape draw:style-name="gr82" draw:text-style-name="P28" xml:id="id60" draw:id="id60" draw:layer="layout" svg:width="4.171cm" svg:height="1.046cm" svg:x="9.094cm" svg:y="8.36cm">
          <text:p text:style-name="P1"><text:span text:style-name="T11">Switch butt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0" draw:text-style-name="P28" xml:id="id62" draw:id="id62" draw:layer="layout" svg:width="3.65cm" svg:height="1.046cm" svg:x="15.35cm" svg:y="8.36cm">
          <text:p text:style-name="P1"><text:span text:style-name="T11">Enter menu</text:span><text:span text:style-name="T12"><text:line-break/></text:span><text:span text:style-name="T12"/></text:p>
          <draw:enhanced-geometry svg:viewBox="0 0 21600 21600" draw:type="rectangle" draw:enhanced-path="M 0 0 L 21600 0 21600 21600 0 21600 0 0 Z N"/>
        </draw:custom-shape>
        <draw:connector draw:style-name="gr64" draw:text-style-name="P30" draw:layer="layout" draw:line-skew="1.5cm" svg:x1="13.265cm" svg:y1="8.883cm" svg:x2="15.35cm" svg:y2="8.883cm" draw:start-shape="id60" draw:start-glue-point="7" draw:end-shape="id62" draw:end-glue-point="3" svg:d="M13265 8883h2085" svg:viewBox="0 0 2086 1">
          <text:p text:style-name="P1"><text:span text:style-name="T13">Push</text:span></text:p>
        </draw:connector>
        <draw:connector draw:style-name="gr64" draw:text-style-name="P30" draw:layer="layout" svg:x1="11.18cm" svg:y1="9.406cm" svg:x2="11.179cm" svg:y2="10.766cm" draw:start-shape="id60" draw:start-glue-point="6" draw:end-shape="id63" draw:end-glue-point="0" svg:d="M11180 9406v680h-1v680" svg:viewBox="0 0 2 1361">
          <text:p text:style-name="P1"><text:span text:style-name="T13">Left, Right or None</text:span></text:p>
        </draw:connector>
        <draw:connector draw:style-name="gr63" draw:text-style-name="P29" draw:layer="layout" svg:x1="4.61cm" svg:y1="9.406cm" svg:x2="9.615cm" svg:y2="11.184cm" draw:start-shape="id61" draw:start-glue-point="2" draw:end-shape="id63" draw:end-glue-point="3" svg:d="M4610 9406v1778h5005" svg:viewBox="0 0 5006 1779">
          <text:p/>
        </draw:connector>
        <draw:connector draw:style-name="gr63" draw:text-style-name="P29" draw:layer="layout" draw:line-skew="1.5cm" svg:x1="17.175cm" svg:y1="9.406cm" svg:x2="12.743cm" svg:y2="11.184cm" draw:start-shape="id62" draw:start-glue-point="2" draw:end-shape="id63" draw:end-glue-point="1" svg:d="M17175 9406v1778h-4432" svg:viewBox="0 0 4433 1779">
          <text:p/>
        </draw:connector>
        <draw:custom-shape draw:style-name="gr82" draw:text-style-name="P28" xml:id="id64" draw:id="id64" draw:layer="layout" svg:width="4.171cm" svg:height="1.046cm" svg:x="9.094cm" svg:y="13.068cm">
          <text:p text:style-name="P1"><text:span text:style-name="T11">Redraw fla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3" draw:text-style-name="P28" xml:id="id65" draw:id="id65" draw:layer="layout" svg:width="3.649cm" svg:height="1.046cm" svg:x="11.962cm" svg:y="15.16cm">
          <text:p text:style-name="P1"><text:span text:style-name="T11">Redraw display</text:span></text:p>
          <draw:enhanced-geometry svg:viewBox="0 0 21600 21600" draw:type="rectangle" draw:enhanced-path="M 0 0 L 21600 0 21600 21600 0 21600 0 0 Z N"/>
        </draw:custom-shape>
        <draw:custom-shape draw:style-name="gr84" draw:text-style-name="P28" xml:id="id66" draw:id="id66" draw:layer="layout" svg:width="3.651cm" svg:height="1.046cm" svg:x="6.747cm" svg:y="15.16cm">
          <text:p text:style-name="P1"><text:span text:style-name="T11">Delay 10ms</text:span></text:p>
          <draw:enhanced-geometry svg:viewBox="0 0 21600 21600" draw:type="rectangle" draw:enhanced-path="M 0 0 L 21600 0 21600 21600 0 21600 0 0 Z N"/>
        </draw:custom-shape>
        <draw:connector draw:style-name="gr64" draw:text-style-name="P29" draw:layer="layout" draw:line-skew="1.5cm" svg:x1="13.265cm" svg:y1="13.591cm" svg:x2="13.786cm" svg:y2="15.16cm" draw:start-shape="id64" draw:start-glue-point="7" draw:end-shape="id65" draw:end-glue-point="0" svg:d="M13265 13591h521v1569" svg:viewBox="0 0 522 1570">
          <text:p text:style-name="P1"><text:span text:style-name="T11">Yes</text:span></text:p>
        </draw:connector>
        <draw:connector draw:style-name="gr64" draw:text-style-name="P29" draw:layer="layout" draw:line-skew="1.5cm" svg:x1="9.094cm" svg:y1="13.591cm" svg:x2="8.572cm" svg:y2="15.16cm" draw:start-shape="id64" draw:start-glue-point="5" draw:end-shape="id66" draw:end-glue-point="0" svg:d="M9094 13591h-522v1569" svg:viewBox="0 0 523 1570">
          <text:p text:style-name="P1"><text:span text:style-name="T11">No</text:span></text:p>
        </draw:connector>
        <draw:connector draw:style-name="gr63" draw:text-style-name="P29" draw:layer="layout" draw:line-skew="0cm -3.845cm" svg:x1="8.572cm" svg:y1="16.206cm" svg:x2="11.18cm" svg:y2="8.36cm" draw:start-shape="id66" draw:start-glue-point="2" draw:end-shape="id60" draw:end-glue-point="4" svg:d="M8572 16206v501h-6172v-8848h8780v501" svg:viewBox="0 0 8781 8849">
          <text:p/>
        </draw:connector>
        <draw:connector draw:style-name="gr63" draw:text-style-name="P29" draw:layer="layout" draw:line-skew="0cm -13.711cm" svg:x1="13.786cm" svg:y1="16.206cm" svg:x2="11.18cm" svg:y2="8.36cm" draw:start-shape="id65" draw:start-glue-point="2" draw:end-shape="id60" draw:end-glue-point="4" svg:d="M13786 16206v501h-11386v-8848h8780v501" svg:viewBox="0 0 11387 8849">
          <text:p/>
        </draw:connector>
        <draw:connector draw:style-name="gr63" draw:text-style-name="P29" draw:layer="layout" svg:x1="11.179cm" svg:y1="11.603cm" svg:x2="11.18cm" svg:y2="13.068cm" draw:start-shape="id63" draw:start-glue-point="2" draw:end-shape="id64" draw:end-glue-point="4" svg:d="M11179 11603v732h1v733" svg:viewBox="0 0 2 146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dee6ef" draw:end-color="#ffffd7" draw:start-intensity="100%" draw:end-intensity="100%" draw:angle="900" draw:border="0%"/>
    <draw:gradient draw:name="Gradient_20_15" draw:display-name="Gradient 15" draw:style="linear" draw:start-color="#dee6ef" draw:end-color="#ffdbb6" draw:start-intensity="100%" draw:end-intensity="100%" draw:angle="90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17" draw:display-name="Gradient 17" draw:style="linear" draw:start-color="#dee6ef" draw:end-color="#e0c2cd" draw:start-intensity="100%" draw:end-intensity="100%" draw:angle="900" draw:border="0%"/>
    <draw:gradient draw:name="Gradient_20_7" draw:display-name="Gradient 7" draw:style="linear" draw:start-color="#e0c2cd" draw:end-color="#dde8c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pag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3465a4" draw:fill="solid" draw:fill-color="#729fcf" draw:fill-gradient-name="Gradient_20_16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07T16:47:32.009000000</meta:creation-date>
    <dc:date>2021-05-06T21:42:31.432000000</dc:date>
    <meta:editing-duration>PT4H34M2S</meta:editing-duration>
    <meta:editing-cycles>16</meta:editing-cycles>
    <meta:generator>LibreOffice/6.3.1.2$Windows_X86_64 LibreOffice_project/b79626edf0065ac373bd1df5c28bd630b4424273</meta:generator>
    <meta:document-statistic meta:object-count="410"/>
  </office:meta>
</office:document-meta>
</file>